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66pt"/>
    </style:style>
    <style:style style:name="ro1" style:family="table-row">
      <style:table-row-properties style:row-height="20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34.87pt" svg:height="566.33pt" svg:x="276.04pt" svg:y="17.32pt">
            <loext:p draw:notify-on-update-of-ranges="Sheet1.C1:Sheet1.C201 Sheet1.D1:Sheet1.D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4.87pt" svg:height="893.17pt" svg:x="504.4pt" svg:y="4071.97pt">
            <loext:p draw:notify-on-update-of-ranges="Sheet1.C2:Sheet1.C20 Sheet1.D2:Sheet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gain</text:p>
            <text:p>a*atan(b*x)</text:p>
          </table:table-cell>
        </table:table-row>
        <table:table-row table:style-name="ro2">
          <table:table-cell office:value-type="string" calcext:value-type="string">
            <text:p>a_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formula="of:=a_*ATAN(b_*[.C2])" office:value-type="float" office:value="-1.52083793107295" calcext:value-type="float">
            <text:p>-1.52083793107295</text:p>
          </table:table-cell>
        </table:table-row>
        <table:table-row table:style-name="ro2">
          <table:table-cell office:value-type="string" calcext:value-type="string">
            <text:p>b_</text:p>
          </table:table-cell>
          <table:table-cell office:value-type="float" office:value="1" calcext:value-type="float">
            <text:p>1</text:p>
          </table:table-cell>
          <table:table-cell table:formula="of:=[.C2]+d_" office:value-type="float" office:value="-19.8" calcext:value-type="float">
            <text:p>-19.8</text:p>
          </table:table-cell>
          <table:table-cell table:formula="of:=a_*ATAN(b_*[.C3])" office:value-type="float" office:value="-1.52033415277804" calcext:value-type="float">
            <text:p>-1.52033415277804</text:p>
          </table:table-cell>
        </table:table-row>
        <table:table-row table:style-name="ro2">
          <table:table-cell table:number-columns-repeated="2"/>
          <table:table-cell table:formula="of:=[.C3]+d_" office:value-type="float" office:value="-19.6" calcext:value-type="float">
            <text:p>-19.6</text:p>
          </table:table-cell>
          <table:table-cell table:formula="of:=a_*ATAN(b_*[.C4])" office:value-type="float" office:value="-1.51982011971958" calcext:value-type="float">
            <text:p>-1.51982011971958</text:p>
          </table:table-cell>
        </table:table-row>
        <table:table-row table:style-name="ro2">
          <table:table-cell office:value-type="string" calcext:value-type="string">
            <text:p>d_</text:p>
          </table:table-cell>
          <table:table-cell table:formula="of:=2*ABS([.C2])/200" office:value-type="float" office:value="0.2" calcext:value-type="float">
            <text:p>0.2</text:p>
          </table:table-cell>
          <table:table-cell table:formula="of:=[.C4]+d_" office:value-type="float" office:value="-19.4" calcext:value-type="float">
            <text:p>-19.4</text:p>
          </table:table-cell>
          <table:table-cell table:formula="of:=a_*ATAN(b_*[.C5])" office:value-type="float" office:value="-1.51929551584367" calcext:value-type="float">
            <text:p>-1.51929551584367</text:p>
          </table:table-cell>
        </table:table-row>
        <table:table-row table:style-name="ro2">
          <table:table-cell table:number-columns-repeated="2"/>
          <table:table-cell table:formula="of:=[.C5]+d_" office:value-type="float" office:value="-19.2" calcext:value-type="float">
            <text:p>-19.2</text:p>
          </table:table-cell>
          <table:table-cell table:formula="of:=a_*ATAN(b_*[.C6])" office:value-type="float" office:value="-1.51876001198568" calcext:value-type="float">
            <text:p>-1.51876001198568</text:p>
          </table:table-cell>
        </table:table-row>
        <table:table-row table:style-name="ro2">
          <table:table-cell table:number-columns-repeated="2"/>
          <table:table-cell table:formula="of:=[.C6]+d_" office:value-type="float" office:value="-19" calcext:value-type="float">
            <text:p>-19</text:p>
          </table:table-cell>
          <table:table-cell table:formula="of:=a_*ATAN(b_*[.C7])" office:value-type="float" office:value="-1.51821326518395" calcext:value-type="float">
            <text:p>-1.51821326518395</text:p>
          </table:table-cell>
        </table:table-row>
        <table:table-row table:style-name="ro2">
          <table:table-cell table:number-columns-repeated="2"/>
          <table:table-cell table:formula="of:=[.C7]+d_" office:value-type="float" office:value="-18.8" calcext:value-type="float">
            <text:p>-18.8</text:p>
          </table:table-cell>
          <table:table-cell table:formula="of:=a_*ATAN(b_*[.C8])" office:value-type="float" office:value="-1.51765491794996" calcext:value-type="float">
            <text:p>-1.51765491794996</text:p>
          </table:table-cell>
        </table:table-row>
        <table:table-row table:style-name="ro2">
          <table:table-cell table:number-columns-repeated="2"/>
          <table:table-cell table:formula="of:=[.C8]+d_" office:value-type="float" office:value="-18.6" calcext:value-type="float">
            <text:p>-18.6</text:p>
          </table:table-cell>
          <table:table-cell table:formula="of:=a_*ATAN(b_*[.C9])" office:value-type="float" office:value="-1.51708459749166" calcext:value-type="float">
            <text:p>-1.51708459749166</text:p>
          </table:table-cell>
        </table:table-row>
        <table:table-row table:style-name="ro2">
          <table:table-cell table:number-columns-repeated="2"/>
          <table:table-cell table:formula="of:=[.C9]+d_" office:value-type="float" office:value="-18.4" calcext:value-type="float">
            <text:p>-18.4</text:p>
          </table:table-cell>
          <table:table-cell table:formula="of:=a_*ATAN(b_*[.C10])" office:value-type="float" office:value="-1.51650191488659" calcext:value-type="float">
            <text:p>-1.51650191488659</text:p>
          </table:table-cell>
        </table:table-row>
        <table:table-row table:style-name="ro2">
          <table:table-cell table:number-columns-repeated="2"/>
          <table:table-cell table:formula="of:=[.C10]+d_" office:value-type="float" office:value="-18.2" calcext:value-type="float">
            <text:p>-18.2</text:p>
          </table:table-cell>
          <table:table-cell table:formula="of:=a_*ATAN(b_*[.C11])" office:value-type="float" office:value="-1.51590646420074" calcext:value-type="float">
            <text:p>-1.51590646420074</text:p>
          </table:table-cell>
        </table:table-row>
        <table:table-row table:style-name="ro2">
          <table:table-cell table:number-columns-repeated="2"/>
          <table:table-cell table:formula="of:=[.C11]+d_" office:value-type="float" office:value="-18" calcext:value-type="float">
            <text:p>-18</text:p>
          </table:table-cell>
          <table:table-cell table:formula="of:=a_*ATAN(b_*[.C12])" office:value-type="float" office:value="-1.51529782154918" calcext:value-type="float">
            <text:p>-1.51529782154918</text:p>
          </table:table-cell>
        </table:table-row>
        <table:table-row table:style-name="ro2">
          <table:table-cell table:number-columns-repeated="2"/>
          <table:table-cell table:formula="of:=[.C12]+d_" office:value-type="float" office:value="-17.8" calcext:value-type="float">
            <text:p>-17.8</text:p>
          </table:table-cell>
          <table:table-cell table:formula="of:=a_*ATAN(b_*[.C13])" office:value-type="float" office:value="-1.51467554409372" calcext:value-type="float">
            <text:p>-1.51467554409372</text:p>
          </table:table-cell>
        </table:table-row>
        <table:table-row table:style-name="ro2">
          <table:table-cell table:number-columns-repeated="2"/>
          <table:table-cell table:formula="of:=[.C13]+d_" office:value-type="float" office:value="-17.6" calcext:value-type="float">
            <text:p>-17.6</text:p>
          </table:table-cell>
          <table:table-cell table:formula="of:=a_*ATAN(b_*[.C14])" office:value-type="float" office:value="-1.5140391689728" calcext:value-type="float">
            <text:p>-1.5140391689728</text:p>
          </table:table-cell>
        </table:table-row>
        <table:table-row table:style-name="ro2">
          <table:table-cell table:number-columns-repeated="2"/>
          <table:table-cell table:formula="of:=[.C14]+d_" office:value-type="float" office:value="-17.4" calcext:value-type="float">
            <text:p>-17.4</text:p>
          </table:table-cell>
          <table:table-cell table:formula="of:=a_*ATAN(b_*[.C15])" office:value-type="float" office:value="-1.5133882121581" calcext:value-type="float">
            <text:p>-1.5133882121581</text:p>
          </table:table-cell>
        </table:table-row>
        <table:table-row table:style-name="ro2">
          <table:table-cell table:number-columns-repeated="2"/>
          <table:table-cell table:formula="of:=[.C15]+d_" office:value-type="float" office:value="-17.2" calcext:value-type="float">
            <text:p>-17.2</text:p>
          </table:table-cell>
          <table:table-cell table:formula="of:=a_*ATAN(b_*[.C16])" office:value-type="float" office:value="-1.51272216723194" calcext:value-type="float">
            <text:p>-1.51272216723194</text:p>
          </table:table-cell>
        </table:table-row>
        <table:table-row table:style-name="ro2">
          <table:table-cell table:number-columns-repeated="2"/>
          <table:table-cell table:formula="of:=[.C16]+d_" office:value-type="float" office:value="-17" calcext:value-type="float">
            <text:p>-17</text:p>
          </table:table-cell>
          <table:table-cell table:formula="of:=a_*ATAN(b_*[.C17])" office:value-type="float" office:value="-1.51204050407917" calcext:value-type="float">
            <text:p>-1.51204050407917</text:p>
          </table:table-cell>
        </table:table-row>
        <table:table-row table:style-name="ro2">
          <table:table-cell table:number-columns-repeated="2"/>
          <table:table-cell table:formula="of:=[.C17]+d_" office:value-type="float" office:value="-16.8" calcext:value-type="float">
            <text:p>-16.8</text:p>
          </table:table-cell>
          <table:table-cell table:formula="of:=a_*ATAN(b_*[.C18])" office:value-type="float" office:value="-1.51134266748624" calcext:value-type="float">
            <text:p>-1.51134266748624</text:p>
          </table:table-cell>
        </table:table-row>
        <table:table-row table:style-name="ro2">
          <table:table-cell table:number-columns-repeated="2"/>
          <table:table-cell table:formula="of:=[.C18]+d_" office:value-type="float" office:value="-16.6" calcext:value-type="float">
            <text:p>-16.6</text:p>
          </table:table-cell>
          <table:table-cell table:formula="of:=a_*ATAN(b_*[.C19])" office:value-type="float" office:value="-1.51062807563989" calcext:value-type="float">
            <text:p>-1.51062807563989</text:p>
          </table:table-cell>
        </table:table-row>
        <table:table-row table:style-name="ro2">
          <table:table-cell table:number-columns-repeated="2"/>
          <table:table-cell table:formula="of:=[.C19]+d_" office:value-type="float" office:value="-16.4" calcext:value-type="float">
            <text:p>-16.4</text:p>
          </table:table-cell>
          <table:table-cell table:formula="of:=a_*ATAN(b_*[.C20])" office:value-type="float" office:value="-1.50989611851691" calcext:value-type="float">
            <text:p>-1.50989611851691</text:p>
          </table:table-cell>
        </table:table-row>
        <table:table-row table:style-name="ro2">
          <table:table-cell table:number-columns-repeated="2"/>
          <table:table-cell table:formula="of:=[.C20]+d_" office:value-type="float" office:value="-16.2" calcext:value-type="float">
            <text:p>-16.2</text:p>
          </table:table-cell>
          <table:table-cell table:formula="of:=a_*ATAN(b_*[.C21])" office:value-type="float" office:value="-1.50914615615564" calcext:value-type="float">
            <text:p>-1.50914615615564</text:p>
          </table:table-cell>
        </table:table-row>
        <table:table-row table:style-name="ro2">
          <table:table-cell table:number-columns-repeated="2"/>
          <table:table-cell table:formula="of:=[.C21]+d_" office:value-type="float" office:value="-16" calcext:value-type="float">
            <text:p>-16</text:p>
          </table:table-cell>
          <table:table-cell table:formula="of:=a_*ATAN(b_*[.C22])" office:value-type="float" office:value="-1.50837751679894" calcext:value-type="float">
            <text:p>-1.50837751679894</text:p>
          </table:table-cell>
        </table:table-row>
        <table:table-row table:style-name="ro2">
          <table:table-cell table:number-columns-repeated="2"/>
          <table:table-cell table:formula="of:=[.C22]+d_" office:value-type="float" office:value="-15.8" calcext:value-type="float">
            <text:p>-15.8</text:p>
          </table:table-cell>
          <table:table-cell table:formula="of:=a_*ATAN(b_*[.C23])" office:value-type="float" office:value="-1.50758949489744" calcext:value-type="float">
            <text:p>-1.50758949489744</text:p>
          </table:table-cell>
        </table:table-row>
        <table:table-row table:style-name="ro2">
          <table:table-cell table:number-columns-repeated="2"/>
          <table:table-cell table:formula="of:=[.C23]+d_" office:value-type="float" office:value="-15.6" calcext:value-type="float">
            <text:p>-15.6</text:p>
          </table:table-cell>
          <table:table-cell table:formula="of:=a_*ATAN(b_*[.C24])" office:value-type="float" office:value="-1.50678134896055" calcext:value-type="float">
            <text:p>-1.50678134896055</text:p>
          </table:table-cell>
        </table:table-row>
        <table:table-row table:style-name="ro2">
          <table:table-cell table:number-columns-repeated="2"/>
          <table:table-cell table:formula="of:=[.C24]+d_" office:value-type="float" office:value="-15.4" calcext:value-type="float">
            <text:p>-15.4</text:p>
          </table:table-cell>
          <table:table-cell table:formula="of:=a_*ATAN(b_*[.C25])" office:value-type="float" office:value="-1.50595229924169" calcext:value-type="float">
            <text:p>-1.50595229924169</text:p>
          </table:table-cell>
        </table:table-row>
        <table:table-row table:style-name="ro2">
          <table:table-cell table:number-columns-repeated="2"/>
          <table:table-cell table:formula="of:=[.C25]+d_" office:value-type="float" office:value="-15.2" calcext:value-type="float">
            <text:p>-15.2</text:p>
          </table:table-cell>
          <table:table-cell table:formula="of:=a_*ATAN(b_*[.C26])" office:value-type="float" office:value="-1.50510152524243" calcext:value-type="float">
            <text:p>-1.50510152524243</text:p>
          </table:table-cell>
        </table:table-row>
        <table:table-row table:style-name="ro2">
          <table:table-cell table:number-columns-repeated="2"/>
          <table:table-cell table:formula="of:=[.C26]+d_" office:value-type="float" office:value="-15" calcext:value-type="float">
            <text:p>-15</text:p>
          </table:table-cell>
          <table:table-cell table:formula="of:=a_*ATAN(b_*[.C27])" office:value-type="float" office:value="-1.50422816301907" calcext:value-type="float">
            <text:p>-1.50422816301907</text:p>
          </table:table-cell>
        </table:table-row>
        <table:table-row table:style-name="ro2">
          <table:table-cell table:number-columns-repeated="2"/>
          <table:table-cell table:formula="of:=[.C27]+d_" office:value-type="float" office:value="-14.8" calcext:value-type="float">
            <text:p>-14.8</text:p>
          </table:table-cell>
          <table:table-cell table:formula="of:=a_*ATAN(b_*[.C28])" office:value-type="float" office:value="-1.50333130227299" calcext:value-type="float">
            <text:p>-1.50333130227299</text:p>
          </table:table-cell>
        </table:table-row>
        <table:table-row table:style-name="ro2">
          <table:table-cell table:number-columns-repeated="2"/>
          <table:table-cell table:formula="of:=[.C28]+d_" office:value-type="float" office:value="-14.6" calcext:value-type="float">
            <text:p>-14.6</text:p>
          </table:table-cell>
          <table:table-cell table:formula="of:=a_*ATAN(b_*[.C29])" office:value-type="float" office:value="-1.50240998320439" calcext:value-type="float">
            <text:p>-1.50240998320439</text:p>
          </table:table-cell>
        </table:table-row>
        <table:table-row table:style-name="ro2">
          <table:table-cell table:number-columns-repeated="2"/>
          <table:table-cell table:formula="of:=[.C29]+d_" office:value-type="float" office:value="-14.4" calcext:value-type="float">
            <text:p>-14.4</text:p>
          </table:table-cell>
          <table:table-cell table:formula="of:=a_*ATAN(b_*[.C30])" office:value-type="float" office:value="-1.50146319310669" calcext:value-type="float">
            <text:p>-1.50146319310669</text:p>
          </table:table-cell>
        </table:table-row>
        <table:table-row table:style-name="ro2">
          <table:table-cell table:number-columns-repeated="2"/>
          <table:table-cell table:formula="of:=[.C30]+d_" office:value-type="float" office:value="-14.2" calcext:value-type="float">
            <text:p>-14.2</text:p>
          </table:table-cell>
          <table:table-cell table:formula="of:=a_*ATAN(b_*[.C31])" office:value-type="float" office:value="-1.50048986267627" calcext:value-type="float">
            <text:p>-1.50048986267627</text:p>
          </table:table-cell>
        </table:table-row>
        <table:table-row table:style-name="ro2">
          <table:table-cell table:number-columns-repeated="2"/>
          <table:table-cell table:formula="of:=[.C31]+d_" office:value-type="float" office:value="-14" calcext:value-type="float">
            <text:p>-14</text:p>
          </table:table-cell>
          <table:table-cell table:formula="of:=a_*ATAN(b_*[.C32])" office:value-type="float" office:value="-1.49948886200961" calcext:value-type="float">
            <text:p>-1.49948886200961</text:p>
          </table:table-cell>
        </table:table-row>
        <table:table-row table:style-name="ro2">
          <table:table-cell table:number-columns-repeated="2"/>
          <table:table-cell table:formula="of:=[.C32]+d_" office:value-type="float" office:value="-13.8" calcext:value-type="float">
            <text:p>-13.8</text:p>
          </table:table-cell>
          <table:table-cell table:formula="of:=a_*ATAN(b_*[.C33])" office:value-type="float" office:value="-1.4984589962563" calcext:value-type="float">
            <text:p>-1.4984589962563</text:p>
          </table:table-cell>
        </table:table-row>
        <table:table-row table:style-name="ro2">
          <table:table-cell table:number-columns-repeated="2"/>
          <table:table-cell table:formula="of:=[.C33]+d_" office:value-type="float" office:value="-13.6" calcext:value-type="float">
            <text:p>-13.6</text:p>
          </table:table-cell>
          <table:table-cell table:formula="of:=a_*ATAN(b_*[.C34])" office:value-type="float" office:value="-1.49739900089329" calcext:value-type="float">
            <text:p>-1.49739900089329</text:p>
          </table:table-cell>
        </table:table-row>
        <table:table-row table:style-name="ro2">
          <table:table-cell table:number-columns-repeated="2"/>
          <table:table-cell table:formula="of:=[.C34]+d_" office:value-type="float" office:value="-13.4" calcext:value-type="float">
            <text:p>-13.4</text:p>
          </table:table-cell>
          <table:table-cell table:formula="of:=a_*ATAN(b_*[.C35])" office:value-type="float" office:value="-1.49630753658102" calcext:value-type="float">
            <text:p>-1.49630753658102</text:p>
          </table:table-cell>
        </table:table-row>
        <table:table-row table:style-name="ro2">
          <table:table-cell table:number-columns-repeated="2"/>
          <table:table-cell table:formula="of:=[.C35]+d_" office:value-type="float" office:value="-13.2" calcext:value-type="float">
            <text:p>-13.2</text:p>
          </table:table-cell>
          <table:table-cell table:formula="of:=a_*ATAN(b_*[.C36])" office:value-type="float" office:value="-1.49518318355807" calcext:value-type="float">
            <text:p>-1.49518318355807</text:p>
          </table:table-cell>
        </table:table-row>
        <table:table-row table:style-name="ro2">
          <table:table-cell table:number-columns-repeated="2"/>
          <table:table-cell table:formula="of:=[.C36]+d_" office:value-type="float" office:value="-13" calcext:value-type="float">
            <text:p>-13</text:p>
          </table:table-cell>
          <table:table-cell table:formula="of:=a_*ATAN(b_*[.C37])" office:value-type="float" office:value="-1.49402443552512" calcext:value-type="float">
            <text:p>-1.49402443552512</text:p>
          </table:table-cell>
        </table:table-row>
        <table:table-row table:style-name="ro2">
          <table:table-cell table:number-columns-repeated="2"/>
          <table:table-cell table:formula="of:=[.C37]+d_" office:value-type="float" office:value="-12.8" calcext:value-type="float">
            <text:p>-12.8</text:p>
          </table:table-cell>
          <table:table-cell table:formula="of:=a_*ATAN(b_*[.C38])" office:value-type="float" office:value="-1.49282969296335" calcext:value-type="float">
            <text:p>-1.49282969296335</text:p>
          </table:table-cell>
        </table:table-row>
        <table:table-row table:style-name="ro2">
          <table:table-cell table:number-columns-repeated="2"/>
          <table:table-cell table:formula="of:=[.C38]+d_" office:value-type="float" office:value="-12.6" calcext:value-type="float">
            <text:p>-12.6</text:p>
          </table:table-cell>
          <table:table-cell table:formula="of:=a_*ATAN(b_*[.C39])" office:value-type="float" office:value="-1.49159725582545" calcext:value-type="float">
            <text:p>-1.49159725582545</text:p>
          </table:table-cell>
        </table:table-row>
        <table:table-row table:style-name="ro2">
          <table:table-cell table:number-columns-repeated="2"/>
          <table:table-cell table:formula="of:=[.C39]+d_" office:value-type="float" office:value="-12.4" calcext:value-type="float">
            <text:p>-12.4</text:p>
          </table:table-cell>
          <table:table-cell table:formula="of:=a_*ATAN(b_*[.C40])" office:value-type="float" office:value="-1.49032531552944" calcext:value-type="float">
            <text:p>-1.49032531552944</text:p>
          </table:table-cell>
        </table:table-row>
        <table:table-row table:style-name="ro2">
          <table:table-cell table:number-columns-repeated="2"/>
          <table:table-cell table:formula="of:=[.C40]+d_" office:value-type="float" office:value="-12.2" calcext:value-type="float">
            <text:p>-12.2</text:p>
          </table:table-cell>
          <table:table-cell table:formula="of:=a_*ATAN(b_*[.C41])" office:value-type="float" office:value="-1.4890119461769" calcext:value-type="float">
            <text:p>-1.4890119461769</text:p>
          </table:table-cell>
        </table:table-row>
        <table:table-row table:style-name="ro2">
          <table:table-cell table:number-columns-repeated="2"/>
          <table:table-cell table:formula="of:=[.C41]+d_" office:value-type="float" office:value="-12" calcext:value-type="float">
            <text:p>-12</text:p>
          </table:table-cell>
          <table:table-cell table:formula="of:=a_*ATAN(b_*[.C42])" office:value-type="float" office:value="-1.48765509490646" calcext:value-type="float">
            <text:p>-1.48765509490646</text:p>
          </table:table-cell>
        </table:table-row>
        <table:table-row table:style-name="ro2">
          <table:table-cell table:number-columns-repeated="2"/>
          <table:table-cell table:formula="of:=[.C42]+d_" office:value-type="float" office:value="-11.8" calcext:value-type="float">
            <text:p>-11.8</text:p>
          </table:table-cell>
          <table:table-cell table:formula="of:=a_*ATAN(b_*[.C43])" office:value-type="float" office:value="-1.4862525712819" calcext:value-type="float">
            <text:p>-1.4862525712819</text:p>
          </table:table-cell>
        </table:table-row>
        <table:table-row table:style-name="ro2">
          <table:table-cell table:number-columns-repeated="2"/>
          <table:table-cell table:formula="of:=[.C43]+d_" office:value-type="float" office:value="-11.6" calcext:value-type="float">
            <text:p>-11.6</text:p>
          </table:table-cell>
          <table:table-cell table:formula="of:=a_*ATAN(b_*[.C44])" office:value-type="float" office:value="-1.48480203560066" calcext:value-type="float">
            <text:p>-1.48480203560066</text:p>
          </table:table-cell>
        </table:table-row>
        <table:table-row table:style-name="ro2">
          <table:table-cell table:number-columns-repeated="2"/>
          <table:table-cell table:formula="of:=[.C44]+d_" office:value-type="float" office:value="-11.4" calcext:value-type="float">
            <text:p>-11.4</text:p>
          </table:table-cell>
          <table:table-cell table:formula="of:=a_*ATAN(b_*[.C45])" office:value-type="float" office:value="-1.48330098599251" calcext:value-type="float">
            <text:p>-1.48330098599251</text:p>
          </table:table-cell>
        </table:table-row>
        <table:table-row table:style-name="ro2">
          <table:table-cell table:number-columns-repeated="2"/>
          <table:table-cell table:formula="of:=[.C45]+d_" office:value-type="float" office:value="-11.2" calcext:value-type="float">
            <text:p>-11.2</text:p>
          </table:table-cell>
          <table:table-cell table:formula="of:=a_*ATAN(b_*[.C46])" office:value-type="float" office:value="-1.4817467441604" calcext:value-type="float">
            <text:p>-1.4817467441604</text:p>
          </table:table-cell>
        </table:table-row>
        <table:table-row table:style-name="ro2">
          <table:table-cell table:number-columns-repeated="2"/>
          <table:table-cell table:formula="of:=[.C46]+d_" office:value-type="float" office:value="-11" calcext:value-type="float">
            <text:p>-11</text:p>
          </table:table-cell>
          <table:table-cell table:formula="of:=a_*ATAN(b_*[.C47])" office:value-type="float" office:value="-1.48013643959415" calcext:value-type="float">
            <text:p>-1.48013643959415</text:p>
          </table:table-cell>
        </table:table-row>
        <table:table-row table:style-name="ro2">
          <table:table-cell table:number-columns-repeated="2"/>
          <table:table-cell table:formula="of:=[.C47]+d_" office:value-type="float" office:value="-10.8" calcext:value-type="float">
            <text:p>-10.8</text:p>
          </table:table-cell>
          <table:table-cell table:formula="of:=a_*ATAN(b_*[.C48])" office:value-type="float" office:value="-1.4784669920633" calcext:value-type="float">
            <text:p>-1.4784669920633</text:p>
          </table:table-cell>
        </table:table-row>
        <table:table-row table:style-name="ro2">
          <table:table-cell table:number-columns-repeated="2"/>
          <table:table-cell table:formula="of:=[.C48]+d_" office:value-type="float" office:value="-10.6" calcext:value-type="float">
            <text:p>-10.6</text:p>
          </table:table-cell>
          <table:table-cell table:formula="of:=a_*ATAN(b_*[.C49])" office:value-type="float" office:value="-1.47673509216691" calcext:value-type="float">
            <text:p>-1.47673509216691</text:p>
          </table:table-cell>
        </table:table-row>
        <table:table-row table:style-name="ro2">
          <table:table-cell table:number-columns-repeated="2"/>
          <table:table-cell table:formula="of:=[.C49]+d_" office:value-type="float" office:value="-10.4" calcext:value-type="float">
            <text:p>-10.4</text:p>
          </table:table-cell>
          <table:table-cell table:formula="of:=a_*ATAN(b_*[.C50])" office:value-type="float" office:value="-1.47493717968488" calcext:value-type="float">
            <text:p>-1.47493717968488</text:p>
          </table:table-cell>
        </table:table-row>
        <table:table-row table:style-name="ro2">
          <table:table-cell table:number-columns-repeated="2"/>
          <table:table-cell table:formula="of:=[.C50]+d_" office:value-type="float" office:value="-10.2" calcext:value-type="float">
            <text:p>-10.2</text:p>
          </table:table-cell>
          <table:table-cell table:formula="of:=a_*ATAN(b_*[.C51])" office:value-type="float" office:value="-1.47306941943618" calcext:value-type="float">
            <text:p>-1.47306941943618</text:p>
          </table:table-cell>
        </table:table-row>
        <table:table-row table:style-name="ro2">
          <table:table-cell table:number-columns-repeated="2"/>
          <table:table-cell table:formula="of:=[.C51]+d_" office:value-type="float" office:value="-10" calcext:value-type="float">
            <text:p>-10</text:p>
          </table:table-cell>
          <table:table-cell table:formula="of:=a_*ATAN(b_*[.C52])" office:value-type="float" office:value="-1.47112767430374" calcext:value-type="float">
            <text:p>-1.47112767430374</text:p>
          </table:table-cell>
        </table:table-row>
        <table:table-row table:style-name="ro2">
          <table:table-cell table:number-columns-repeated="2"/>
          <table:table-cell table:formula="of:=[.C52]+d_" office:value-type="float" office:value="-9.80000000000004" calcext:value-type="float">
            <text:p>-9.80000000000004</text:p>
          </table:table-cell>
          <table:table-cell table:formula="of:=a_*ATAN(b_*[.C53])" office:value-type="float" office:value="-1.46910747503182" calcext:value-type="float">
            <text:p>-1.46910747503182</text:p>
          </table:table-cell>
        </table:table-row>
        <table:table-row table:style-name="ro2">
          <table:table-cell table:number-columns-repeated="2"/>
          <table:table-cell table:formula="of:=[.C53]+d_" office:value-type="float" office:value="-9.60000000000004" calcext:value-type="float">
            <text:p>-9.60000000000004</text:p>
          </table:table-cell>
          <table:table-cell table:formula="of:=a_*ATAN(b_*[.C54])" office:value-type="float" office:value="-1.46700398633785" calcext:value-type="float">
            <text:p>-1.46700398633785</text:p>
          </table:table-cell>
        </table:table-row>
        <table:table-row table:style-name="ro2">
          <table:table-cell table:number-columns-repeated="2"/>
          <table:table-cell table:formula="of:=[.C54]+d_" office:value-type="float" office:value="-9.40000000000004" calcext:value-type="float">
            <text:p>-9.40000000000004</text:p>
          </table:table-cell>
          <table:table-cell table:formula="of:=a_*ATAN(b_*[.C55])" office:value-type="float" office:value="-1.4648119688053" calcext:value-type="float">
            <text:p>-1.4648119688053</text:p>
          </table:table-cell>
        </table:table-row>
        <table:table-row table:style-name="ro2">
          <table:table-cell table:number-columns-repeated="2"/>
          <table:table-cell table:formula="of:=[.C55]+d_" office:value-type="float" office:value="-9.20000000000004" calcext:value-type="float">
            <text:p>-9.20000000000004</text:p>
          </table:table-cell>
          <table:table-cell table:formula="of:=a_*ATAN(b_*[.C56])" office:value-type="float" office:value="-1.46252573593444" calcext:value-type="float">
            <text:p>-1.46252573593444</text:p>
          </table:table-cell>
        </table:table-row>
        <table:table-row table:style-name="ro2">
          <table:table-cell table:number-columns-repeated="2"/>
          <table:table-cell table:formula="of:=[.C56]+d_" office:value-type="float" office:value="-9.00000000000004" calcext:value-type="float">
            <text:p>-9.00000000000004</text:p>
          </table:table-cell>
          <table:table-cell table:formula="of:=a_*ATAN(b_*[.C57])" office:value-type="float" office:value="-1.460139105621" calcext:value-type="float">
            <text:p>-1.460139105621</text:p>
          </table:table-cell>
        </table:table-row>
        <table:table-row table:style-name="ro2">
          <table:table-cell table:number-columns-repeated="2"/>
          <table:table-cell table:formula="of:=[.C57]+d_" office:value-type="float" office:value="-8.80000000000004" calcext:value-type="float">
            <text:p>-8.80000000000004</text:p>
          </table:table-cell>
          <table:table-cell table:formula="of:=a_*ATAN(b_*[.C58])" office:value-type="float" office:value="-1.45764534520441" calcext:value-type="float">
            <text:p>-1.45764534520441</text:p>
          </table:table-cell>
        </table:table-row>
        <table:table-row table:style-name="ro2">
          <table:table-cell table:number-columns-repeated="2"/>
          <table:table-cell table:formula="of:=[.C58]+d_" office:value-type="float" office:value="-8.60000000000004" calcext:value-type="float">
            <text:p>-8.60000000000004</text:p>
          </table:table-cell>
          <table:table-cell table:formula="of:=a_*ATAN(b_*[.C59])" office:value-type="float" office:value="-1.45503710907409" calcext:value-type="float">
            <text:p>-1.45503710907409</text:p>
          </table:table-cell>
        </table:table-row>
        <table:table-row table:style-name="ro2">
          <table:table-cell table:number-columns-repeated="2"/>
          <table:table-cell table:formula="of:=[.C59]+d_" office:value-type="float" office:value="-8.40000000000004" calcext:value-type="float">
            <text:p>-8.40000000000004</text:p>
          </table:table-cell>
          <table:table-cell table:formula="of:=a_*ATAN(b_*[.C60])" office:value-type="float" office:value="-1.45230636763676" calcext:value-type="float">
            <text:p>-1.45230636763676</text:p>
          </table:table-cell>
        </table:table-row>
        <table:table-row table:style-name="ro2">
          <table:table-cell table:number-columns-repeated="2"/>
          <table:table-cell table:formula="of:=[.C60]+d_" office:value-type="float" office:value="-8.20000000000004" calcext:value-type="float">
            <text:p>-8.20000000000004</text:p>
          </table:table-cell>
          <table:table-cell table:formula="of:=a_*ATAN(b_*[.C61])" office:value-type="float" office:value="-1.44944432622413" calcext:value-type="float">
            <text:p>-1.44944432622413</text:p>
          </table:table-cell>
        </table:table-row>
        <table:table-row table:style-name="ro2">
          <table:table-cell table:number-columns-repeated="2"/>
          <table:table-cell table:formula="of:=[.C61]+d_" office:value-type="float" office:value="-8.00000000000004" calcext:value-type="float">
            <text:p>-8.00000000000004</text:p>
          </table:table-cell>
          <table:table-cell table:formula="of:=a_*ATAN(b_*[.C62])" office:value-type="float" office:value="-1.44644133224814" calcext:value-type="float">
            <text:p>-1.44644133224814</text:p>
          </table:table-cell>
        </table:table-row>
        <table:table-row table:style-name="ro2">
          <table:table-cell table:number-columns-repeated="2"/>
          <table:table-cell table:formula="of:=[.C62]+d_" office:value-type="float" office:value="-7.80000000000004" calcext:value-type="float">
            <text:p>-7.80000000000004</text:p>
          </table:table-cell>
          <table:table-cell table:formula="of:=a_*ATAN(b_*[.C63])" office:value-type="float" office:value="-1.44328676857966" calcext:value-type="float">
            <text:p>-1.44328676857966</text:p>
          </table:table-cell>
        </table:table-row>
        <table:table-row table:style-name="ro2">
          <table:table-cell table:number-columns-repeated="2"/>
          <table:table-cell table:formula="of:=[.C63]+d_" office:value-type="float" office:value="-7.60000000000004" calcext:value-type="float">
            <text:p>-7.60000000000004</text:p>
          </table:table-cell>
          <table:table-cell table:formula="of:=a_*ATAN(b_*[.C64])" office:value-type="float" office:value="-1.43996893072084" calcext:value-type="float">
            <text:p>-1.43996893072084</text:p>
          </table:table-cell>
        </table:table-row>
        <table:table-row table:style-name="ro2">
          <table:table-cell table:number-columns-repeated="2"/>
          <table:table-cell table:formula="of:=[.C64]+d_" office:value-type="float" office:value="-7.40000000000004" calcext:value-type="float">
            <text:p>-7.40000000000004</text:p>
          </table:table-cell>
          <table:table-cell table:formula="of:=a_*ATAN(b_*[.C65])" office:value-type="float" office:value="-1.43647488484193" calcext:value-type="float">
            <text:p>-1.43647488484193</text:p>
          </table:table-cell>
        </table:table-row>
        <table:table-row table:style-name="ro2">
          <table:table-cell table:number-columns-repeated="2"/>
          <table:table-cell table:formula="of:=[.C65]+d_" office:value-type="float" office:value="-7.20000000000004" calcext:value-type="float">
            <text:p>-7.20000000000004</text:p>
          </table:table-cell>
          <table:table-cell table:formula="of:=a_*ATAN(b_*[.C66])" office:value-type="float" office:value="-1.43279030313738" calcext:value-type="float">
            <text:p>-1.43279030313738</text:p>
          </table:table-cell>
        </table:table-row>
        <table:table-row table:style-name="ro2">
          <table:table-cell table:number-columns-repeated="2"/>
          <table:table-cell table:formula="of:=[.C66]+d_" office:value-type="float" office:value="-7.00000000000004" calcext:value-type="float">
            <text:p>-7.00000000000004</text:p>
          </table:table-cell>
          <table:table-cell table:formula="of:=a_*ATAN(b_*[.C67])" office:value-type="float" office:value="-1.42889927219073" calcext:value-type="float">
            <text:p>-1.42889927219073</text:p>
          </table:table-cell>
        </table:table-row>
        <table:table-row table:style-name="ro2">
          <table:table-cell table:number-columns-repeated="2"/>
          <table:table-cell table:formula="of:=[.C67]+d_" office:value-type="float" office:value="-6.80000000000004" calcext:value-type="float">
            <text:p>-6.80000000000004</text:p>
          </table:table-cell>
          <table:table-cell table:formula="of:=a_*ATAN(b_*[.C68])" office:value-type="float" office:value="-1.42478406908362" calcext:value-type="float">
            <text:p>-1.42478406908362</text:p>
          </table:table-cell>
        </table:table-row>
        <table:table-row table:style-name="ro2">
          <table:table-cell table:number-columns-repeated="2"/>
          <table:table-cell table:formula="of:=[.C68]+d_" office:value-type="float" office:value="-6.60000000000004" calcext:value-type="float">
            <text:p>-6.60000000000004</text:p>
          </table:table-cell>
          <table:table-cell table:formula="of:=a_*ATAN(b_*[.C69])" office:value-type="float" office:value="-1.42042489878776" calcext:value-type="float">
            <text:p>-1.42042489878776</text:p>
          </table:table-cell>
        </table:table-row>
        <table:table-row table:style-name="ro2">
          <table:table-cell table:number-columns-repeated="2"/>
          <table:table-cell table:formula="of:=[.C69]+d_" office:value-type="float" office:value="-6.40000000000004" calcext:value-type="float">
            <text:p>-6.40000000000004</text:p>
          </table:table-cell>
          <table:table-cell table:formula="of:=a_*ATAN(b_*[.C70])" office:value-type="float" office:value="-1.41579958487096" calcext:value-type="float">
            <text:p>-1.41579958487096</text:p>
          </table:table-cell>
        </table:table-row>
        <table:table-row table:style-name="ro2">
          <table:table-cell table:number-columns-repeated="2"/>
          <table:table-cell table:formula="of:=[.C70]+d_" office:value-type="float" office:value="-6.20000000000004" calcext:value-type="float">
            <text:p>-6.20000000000004</text:p>
          </table:table-cell>
          <table:table-cell table:formula="of:=a_*ATAN(b_*[.C71])" office:value-type="float" office:value="-1.41088320363668" calcext:value-type="float">
            <text:p>-1.41088320363668</text:p>
          </table:table-cell>
        </table:table-row>
        <table:table-row table:style-name="ro2">
          <table:table-cell table:number-columns-repeated="2"/>
          <table:table-cell table:formula="of:=[.C71]+d_" office:value-type="float" office:value="-6.00000000000004" calcext:value-type="float">
            <text:p>-6.00000000000004</text:p>
          </table:table-cell>
          <table:table-cell table:formula="of:=a_*ATAN(b_*[.C72])" office:value-type="float" office:value="-1.40564764938027" calcext:value-type="float">
            <text:p>-1.40564764938027</text:p>
          </table:table-cell>
        </table:table-row>
        <table:table-row table:style-name="ro2">
          <table:table-cell table:number-columns-repeated="2"/>
          <table:table-cell table:formula="of:=[.C72]+d_" office:value-type="float" office:value="-5.80000000000004" calcext:value-type="float">
            <text:p>-5.80000000000004</text:p>
          </table:table-cell>
          <table:table-cell table:formula="of:=a_*ATAN(b_*[.C73])" office:value-type="float" office:value="-1.40006111531962" calcext:value-type="float">
            <text:p>-1.40006111531962</text:p>
          </table:table-cell>
        </table:table-row>
        <table:table-row table:style-name="ro2">
          <table:table-cell table:number-columns-repeated="2"/>
          <table:table-cell table:formula="of:=[.C73]+d_" office:value-type="float" office:value="-5.60000000000004" calcext:value-type="float">
            <text:p>-5.60000000000004</text:p>
          </table:table-cell>
          <table:table-cell table:formula="of:=a_*ATAN(b_*[.C74])" office:value-type="float" office:value="-1.39408747072486" calcext:value-type="float">
            <text:p>-1.39408747072486</text:p>
          </table:table-cell>
        </table:table-row>
        <table:table-row table:style-name="ro2">
          <table:table-cell table:number-columns-repeated="2"/>
          <table:table-cell table:formula="of:=[.C74]+d_" office:value-type="float" office:value="-5.40000000000004" calcext:value-type="float">
            <text:p>-5.40000000000004</text:p>
          </table:table-cell>
          <table:table-cell table:formula="of:=a_*ATAN(b_*[.C75])" office:value-type="float" office:value="-1.38768550953241" calcext:value-type="float">
            <text:p>-1.38768550953241</text:p>
          </table:table-cell>
        </table:table-row>
        <table:table-row table:style-name="ro2">
          <table:table-cell table:number-columns-repeated="2"/>
          <table:table-cell table:formula="of:=[.C75]+d_" office:value-type="float" office:value="-5.20000000000004" calcext:value-type="float">
            <text:p>-5.20000000000004</text:p>
          </table:table-cell>
          <table:table-cell table:formula="of:=a_*ATAN(b_*[.C76])" office:value-type="float" office:value="-1.38080803887618" calcext:value-type="float">
            <text:p>-1.38080803887618</text:p>
          </table:table-cell>
        </table:table-row>
        <table:table-row table:style-name="ro2">
          <table:table-cell table:number-columns-repeated="2"/>
          <table:table-cell table:formula="of:=[.C76]+d_" office:value-type="float" office:value="-5.00000000000004" calcext:value-type="float">
            <text:p>-5.00000000000004</text:p>
          </table:table-cell>
          <table:table-cell table:formula="of:=a_*ATAN(b_*[.C77])" office:value-type="float" office:value="-1.37340076694502" calcext:value-type="float">
            <text:p>-1.37340076694502</text:p>
          </table:table-cell>
        </table:table-row>
        <table:table-row table:style-name="ro2">
          <table:table-cell table:number-columns-repeated="2"/>
          <table:table-cell table:formula="of:=[.C77]+d_" office:value-type="float" office:value="-4.80000000000004" calcext:value-type="float">
            <text:p>-4.80000000000004</text:p>
          </table:table-cell>
          <table:table-cell table:formula="of:=a_*ATAN(b_*[.C78])" office:value-type="float" office:value="-1.36540093760513" calcext:value-type="float">
            <text:p>-1.36540093760513</text:p>
          </table:table-cell>
        </table:table-row>
        <table:table-row table:style-name="ro2">
          <table:table-cell table:number-columns-repeated="2"/>
          <table:table-cell table:formula="of:=[.C78]+d_" office:value-type="float" office:value="-4.60000000000004" calcext:value-type="float">
            <text:p>-4.60000000000004</text:p>
          </table:table-cell>
          <table:table-cell table:formula="of:=a_*ATAN(b_*[.C79])" office:value-type="float" office:value="-1.35673564323108" calcext:value-type="float">
            <text:p>-1.35673564323108</text:p>
          </table:table-cell>
        </table:table-row>
        <table:table-row table:style-name="ro2">
          <table:table-cell table:number-columns-repeated="2"/>
          <table:table-cell table:formula="of:=[.C79]+d_" office:value-type="float" office:value="-4.40000000000004" calcext:value-type="float">
            <text:p>-4.40000000000004</text:p>
          </table:table-cell>
          <table:table-cell table:formula="of:=a_*ATAN(b_*[.C80])" office:value-type="float" office:value="-1.34731972565427" calcext:value-type="float">
            <text:p>-1.34731972565427</text:p>
          </table:table-cell>
        </table:table-row>
        <table:table-row table:style-name="ro2">
          <table:table-cell table:number-columns-repeated="2"/>
          <table:table-cell table:formula="of:=[.C80]+d_" office:value-type="float" office:value="-4.20000000000004" calcext:value-type="float">
            <text:p>-4.20000000000004</text:p>
          </table:table-cell>
          <table:table-cell table:formula="of:=a_*ATAN(b_*[.C81])" office:value-type="float" office:value="-1.337053145926" calcext:value-type="float">
            <text:p>-1.337053145926</text:p>
          </table:table-cell>
        </table:table-row>
        <table:table-row table:style-name="ro2">
          <table:table-cell table:number-columns-repeated="2"/>
          <table:table-cell table:formula="of:=[.C81]+d_" office:value-type="float" office:value="-4.00000000000004" calcext:value-type="float">
            <text:p>-4.00000000000004</text:p>
          </table:table-cell>
          <table:table-cell table:formula="of:=a_*ATAN(b_*[.C82])" office:value-type="float" office:value="-1.32581766366803" calcext:value-type="float">
            <text:p>-1.32581766366803</text:p>
          </table:table-cell>
        </table:table-row>
        <table:table-row table:style-name="ro2">
          <table:table-cell table:number-columns-repeated="2"/>
          <table:table-cell table:formula="of:=[.C82]+d_" office:value-type="float" office:value="-3.80000000000004" calcext:value-type="float">
            <text:p>-3.80000000000004</text:p>
          </table:table-cell>
          <table:table-cell table:formula="of:=a_*ATAN(b_*[.C83])" office:value-type="float" office:value="-1.31347261182381" calcext:value-type="float">
            <text:p>-1.31347261182381</text:p>
          </table:table-cell>
        </table:table-row>
        <table:table-row table:style-name="ro2">
          <table:table-cell table:number-columns-repeated="2"/>
          <table:table-cell table:formula="of:=[.C83]+d_" office:value-type="float" office:value="-3.60000000000004" calcext:value-type="float">
            <text:p>-3.60000000000004</text:p>
          </table:table-cell>
          <table:table-cell table:formula="of:=a_*ATAN(b_*[.C84])" office:value-type="float" office:value="-1.29984947645648" calcext:value-type="float">
            <text:p>-1.29984947645648</text:p>
          </table:table-cell>
        </table:table-row>
        <table:table-row table:style-name="ro2">
          <table:table-cell table:number-columns-repeated="2"/>
          <table:table-cell table:formula="of:=[.C84]+d_" office:value-type="float" office:value="-3.40000000000004" calcext:value-type="float">
            <text:p>-3.40000000000004</text:p>
          </table:table-cell>
          <table:table-cell table:formula="of:=a_*ATAN(b_*[.C85])" office:value-type="float" office:value="-1.28474488507758" calcext:value-type="float">
            <text:p>-1.28474488507758</text:p>
          </table:table-cell>
        </table:table-row>
        <table:table-row table:style-name="ro2">
          <table:table-cell table:number-columns-repeated="2"/>
          <table:table-cell table:formula="of:=[.C85]+d_" office:value-type="float" office:value="-3.20000000000004" calcext:value-type="float">
            <text:p>-3.20000000000004</text:p>
          </table:table-cell>
          <table:table-cell table:formula="of:=a_*ATAN(b_*[.C86])" office:value-type="float" office:value="-1.26791145841993" calcext:value-type="float">
            <text:p>-1.26791145841993</text:p>
          </table:table-cell>
        </table:table-row>
        <table:table-row table:style-name="ro2">
          <table:table-cell table:number-columns-repeated="2"/>
          <table:table-cell table:formula="of:=[.C86]+d_" office:value-type="float" office:value="-3.00000000000004" calcext:value-type="float">
            <text:p>-3.00000000000004</text:p>
          </table:table-cell>
          <table:table-cell table:formula="of:=a_*ATAN(b_*[.C87])" office:value-type="float" office:value="-1.24904577239826" calcext:value-type="float">
            <text:p>-1.24904577239826</text:p>
          </table:table-cell>
        </table:table-row>
        <table:table-row table:style-name="ro2">
          <table:table-cell table:number-columns-repeated="2"/>
          <table:table-cell table:formula="of:=[.C87]+d_" office:value-type="float" office:value="-2.80000000000004" calcext:value-type="float">
            <text:p>-2.80000000000004</text:p>
          </table:table-cell>
          <table:table-cell table:formula="of:=a_*ATAN(b_*[.C88])" office:value-type="float" office:value="-1.2277723863742" calcext:value-type="float">
            <text:p>-1.2277723863742</text:p>
          </table:table-cell>
        </table:table-row>
        <table:table-row table:style-name="ro2">
          <table:table-cell table:number-columns-repeated="2"/>
          <table:table-cell table:formula="of:=[.C88]+d_" office:value-type="float" office:value="-2.60000000000004" calcext:value-type="float">
            <text:p>-2.60000000000004</text:p>
          </table:table-cell>
          <table:table-cell table:formula="of:=a_*ATAN(b_*[.C89])" office:value-type="float" office:value="-1.20362249297668" calcext:value-type="float">
            <text:p>-1.20362249297668</text:p>
          </table:table-cell>
        </table:table-row>
        <table:table-row table:style-name="ro2">
          <table:table-cell table:number-columns-repeated="2"/>
          <table:table-cell table:formula="of:=[.C89]+d_" office:value-type="float" office:value="-2.40000000000004" calcext:value-type="float">
            <text:p>-2.40000000000004</text:p>
          </table:table-cell>
          <table:table-cell table:formula="of:=a_*ATAN(b_*[.C90])" office:value-type="float" office:value="-1.17600520709514" calcext:value-type="float">
            <text:p>-1.17600520709514</text:p>
          </table:table-cell>
        </table:table-row>
        <table:table-row table:style-name="ro2">
          <table:table-cell table:number-columns-repeated="2"/>
          <table:table-cell table:formula="of:=[.C90]+d_" office:value-type="float" office:value="-2.20000000000004" calcext:value-type="float">
            <text:p>-2.20000000000004</text:p>
          </table:table-cell>
          <table:table-cell table:formula="of:=a_*ATAN(b_*[.C91])" office:value-type="float" office:value="-1.14416883366803" calcext:value-type="float">
            <text:p>-1.14416883366803</text:p>
          </table:table-cell>
        </table:table-row>
        <table:table-row table:style-name="ro2">
          <table:table-cell table:number-columns-repeated="2"/>
          <table:table-cell table:formula="of:=[.C91]+d_" office:value-type="float" office:value="-2.00000000000004" calcext:value-type="float">
            <text:p>-2.00000000000004</text:p>
          </table:table-cell>
          <table:table-cell table:formula="of:=a_*ATAN(b_*[.C92])" office:value-type="float" office:value="-1.1071487177941" calcext:value-type="float">
            <text:p>-1.1071487177941</text:p>
          </table:table-cell>
        </table:table-row>
        <table:table-row table:style-name="ro2">
          <table:table-cell table:number-columns-repeated="2"/>
          <table:table-cell table:formula="of:=[.C92]+d_" office:value-type="float" office:value="-1.80000000000004" calcext:value-type="float">
            <text:p>-1.80000000000004</text:p>
          </table:table-cell>
          <table:table-cell table:formula="of:=a_*ATAN(b_*[.C93])" office:value-type="float" office:value="-1.06369782240257" calcext:value-type="float">
            <text:p>-1.06369782240257</text:p>
          </table:table-cell>
        </table:table-row>
        <table:table-row table:style-name="ro2">
          <table:table-cell table:number-columns-repeated="2"/>
          <table:table-cell table:formula="of:=[.C93]+d_" office:value-type="float" office:value="-1.60000000000004" calcext:value-type="float">
            <text:p>-1.60000000000004</text:p>
          </table:table-cell>
          <table:table-cell table:formula="of:=a_*ATAN(b_*[.C94])" office:value-type="float" office:value="-1.01219701145134" calcext:value-type="float">
            <text:p>-1.01219701145134</text:p>
          </table:table-cell>
        </table:table-row>
        <table:table-row table:style-name="ro2">
          <table:table-cell table:number-columns-repeated="2"/>
          <table:table-cell table:formula="of:=[.C94]+d_" office:value-type="float" office:value="-1.40000000000004" calcext:value-type="float">
            <text:p>-1.40000000000004</text:p>
          </table:table-cell>
          <table:table-cell table:formula="of:=a_*ATAN(b_*[.C95])" office:value-type="float" office:value="-0.950546840812088" calcext:value-type="float">
            <text:p>-0.950546840812088</text:p>
          </table:table-cell>
        </table:table-row>
        <table:table-row table:style-name="ro2">
          <table:table-cell table:number-columns-repeated="2"/>
          <table:table-cell table:formula="of:=[.C95]+d_" office:value-type="float" office:value="-1.20000000000004" calcext:value-type="float">
            <text:p>-1.20000000000004</text:p>
          </table:table-cell>
          <table:table-cell table:formula="of:=a_*ATAN(b_*[.C96])" office:value-type="float" office:value="-0.876058050598209" calcext:value-type="float">
            <text:p>-0.876058050598209</text:p>
          </table:table-cell>
        </table:table-row>
        <table:table-row table:style-name="ro2">
          <table:table-cell table:number-columns-repeated="2"/>
          <table:table-cell table:formula="of:=[.C96]+d_" office:value-type="float" office:value="-1.00000000000004" calcext:value-type="float">
            <text:p>-1.00000000000004</text:p>
          </table:table-cell>
          <table:table-cell table:formula="of:=a_*ATAN(b_*[.C97])" office:value-type="float" office:value="-0.785398163397467" calcext:value-type="float">
            <text:p>-0.785398163397467</text:p>
          </table:table-cell>
        </table:table-row>
        <table:table-row table:style-name="ro2">
          <table:table-cell table:number-columns-repeated="2"/>
          <table:table-cell table:formula="of:=[.C97]+d_" office:value-type="float" office:value="-0.800000000000038" calcext:value-type="float">
            <text:p>-0.800000000000038</text:p>
          </table:table-cell>
          <table:table-cell table:formula="of:=a_*ATAN(b_*[.C98])" office:value-type="float" office:value="-0.674740942223576" calcext:value-type="float">
            <text:p>-0.674740942223576</text:p>
          </table:table-cell>
        </table:table-row>
        <table:table-row table:style-name="ro2">
          <table:table-cell table:number-columns-repeated="2"/>
          <table:table-cell table:formula="of:=[.C98]+d_" office:value-type="float" office:value="-0.600000000000038" calcext:value-type="float">
            <text:p>-0.600000000000038</text:p>
          </table:table-cell>
          <table:table-cell table:formula="of:=a_*ATAN(b_*[.C99])" office:value-type="float" office:value="-0.540419500270612" calcext:value-type="float">
            <text:p>-0.540419500270612</text:p>
          </table:table-cell>
        </table:table-row>
        <table:table-row table:style-name="ro2">
          <table:table-cell table:number-columns-repeated="2"/>
          <table:table-cell table:formula="of:=[.C99]+d_" office:value-type="float" office:value="-0.400000000000038" calcext:value-type="float">
            <text:p>-0.400000000000038</text:p>
          </table:table-cell>
          <table:table-cell table:formula="of:=a_*ATAN(b_*[.C100])" office:value-type="float" office:value="-0.380506377112397" calcext:value-type="float">
            <text:p>-0.380506377112397</text:p>
          </table:table-cell>
        </table:table-row>
        <table:table-row table:style-name="ro2">
          <table:table-cell table:number-columns-repeated="2"/>
          <table:table-cell table:formula="of:=[.C100]+d_" office:value-type="float" office:value="-0.200000000000038" calcext:value-type="float">
            <text:p>-0.200000000000038</text:p>
          </table:table-cell>
          <table:table-cell table:formula="of:=a_*ATAN(b_*[.C101])" office:value-type="float" office:value="-0.197395559849917" calcext:value-type="float">
            <text:p>-0.197395559849917</text:p>
          </table:table-cell>
        </table:table-row>
        <table:table-row table:style-name="ro2">
          <table:table-cell table:number-columns-repeated="2"/>
          <table:table-cell table:formula="of:=[.C101]+d_" office:value-type="float" office:value="-0.0000000000000375810493835615" calcext:value-type="float">
            <text:p>-3.75810493835615E-14</text:p>
          </table:table-cell>
          <table:table-cell table:formula="of:=a_*ATAN(b_*[.C102])" office:value-type="float" office:value="-0.0000000000000375810493835615" calcext:value-type="float">
            <text:p>-3.75810493835615E-14</text:p>
          </table:table-cell>
        </table:table-row>
        <table:table-row table:style-name="ro2">
          <table:table-cell table:number-columns-repeated="2"/>
          <table:table-cell table:formula="of:=[.C102]+d_" office:value-type="float" office:value="0.199999999999962" calcext:value-type="float">
            <text:p>0.199999999999962</text:p>
          </table:table-cell>
          <table:table-cell table:formula="of:=a_*ATAN(b_*[.C103])" office:value-type="float" office:value="0.197395559849845" calcext:value-type="float">
            <text:p>0.197395559849845</text:p>
          </table:table-cell>
        </table:table-row>
        <table:table-row table:style-name="ro2">
          <table:table-cell table:number-columns-repeated="2"/>
          <table:table-cell table:formula="of:=[.C103]+d_" office:value-type="float" office:value="0.399999999999962" calcext:value-type="float">
            <text:p>0.399999999999962</text:p>
          </table:table-cell>
          <table:table-cell table:formula="of:=a_*ATAN(b_*[.C104])" office:value-type="float" office:value="0.380506377112332" calcext:value-type="float">
            <text:p>0.380506377112332</text:p>
          </table:table-cell>
        </table:table-row>
        <table:table-row table:style-name="ro2">
          <table:table-cell table:number-columns-repeated="2"/>
          <table:table-cell table:formula="of:=[.C104]+d_" office:value-type="float" office:value="0.599999999999962" calcext:value-type="float">
            <text:p>0.599999999999962</text:p>
          </table:table-cell>
          <table:table-cell table:formula="of:=a_*ATAN(b_*[.C105])" office:value-type="float" office:value="0.540419500270557" calcext:value-type="float">
            <text:p>0.540419500270557</text:p>
          </table:table-cell>
        </table:table-row>
        <table:table-row table:style-name="ro2">
          <table:table-cell table:number-columns-repeated="2"/>
          <table:table-cell table:formula="of:=[.C105]+d_" office:value-type="float" office:value="0.799999999999963" calcext:value-type="float">
            <text:p>0.799999999999963</text:p>
          </table:table-cell>
          <table:table-cell table:formula="of:=a_*ATAN(b_*[.C106])" office:value-type="float" office:value="0.67474094222353" calcext:value-type="float">
            <text:p>0.67474094222353</text:p>
          </table:table-cell>
        </table:table-row>
        <table:table-row table:style-name="ro2">
          <table:table-cell table:number-columns-repeated="2"/>
          <table:table-cell table:formula="of:=[.C106]+d_" office:value-type="float" office:value="0.999999999999962" calcext:value-type="float">
            <text:p>0.999999999999962</text:p>
          </table:table-cell>
          <table:table-cell table:formula="of:=a_*ATAN(b_*[.C107])" office:value-type="float" office:value="0.785398163397429" calcext:value-type="float">
            <text:p>0.785398163397429</text:p>
          </table:table-cell>
        </table:table-row>
        <table:table-row table:style-name="ro2">
          <table:table-cell table:number-columns-repeated="2"/>
          <table:table-cell table:formula="of:=[.C107]+d_" office:value-type="float" office:value="1.19999999999996" calcext:value-type="float">
            <text:p>1.19999999999996</text:p>
          </table:table-cell>
          <table:table-cell table:formula="of:=a_*ATAN(b_*[.C108])" office:value-type="float" office:value="0.876058050598178" calcext:value-type="float">
            <text:p>0.876058050598178</text:p>
          </table:table-cell>
        </table:table-row>
        <table:table-row table:style-name="ro2">
          <table:table-cell table:number-columns-repeated="2"/>
          <table:table-cell table:formula="of:=[.C108]+d_" office:value-type="float" office:value="1.39999999999996" calcext:value-type="float">
            <text:p>1.39999999999996</text:p>
          </table:table-cell>
          <table:table-cell table:formula="of:=a_*ATAN(b_*[.C109])" office:value-type="float" office:value="0.950546840812062" calcext:value-type="float">
            <text:p>0.950546840812062</text:p>
          </table:table-cell>
        </table:table-row>
        <table:table-row table:style-name="ro2">
          <table:table-cell table:number-columns-repeated="2"/>
          <table:table-cell table:formula="of:=[.C109]+d_" office:value-type="float" office:value="1.59999999999996" calcext:value-type="float">
            <text:p>1.59999999999996</text:p>
          </table:table-cell>
          <table:table-cell table:formula="of:=a_*ATAN(b_*[.C110])" office:value-type="float" office:value="1.01219701145132" calcext:value-type="float">
            <text:p>1.01219701145132</text:p>
          </table:table-cell>
        </table:table-row>
        <table:table-row table:style-name="ro2">
          <table:table-cell table:number-columns-repeated="2"/>
          <table:table-cell table:formula="of:=[.C110]+d_" office:value-type="float" office:value="1.79999999999996" calcext:value-type="float">
            <text:p>1.79999999999996</text:p>
          </table:table-cell>
          <table:table-cell table:formula="of:=a_*ATAN(b_*[.C111])" office:value-type="float" office:value="1.06369782240255" calcext:value-type="float">
            <text:p>1.06369782240255</text:p>
          </table:table-cell>
        </table:table-row>
        <table:table-row table:style-name="ro2">
          <table:table-cell table:number-columns-repeated="2"/>
          <table:table-cell table:formula="of:=[.C111]+d_" office:value-type="float" office:value="1.99999999999996" calcext:value-type="float">
            <text:p>1.99999999999996</text:p>
          </table:table-cell>
          <table:table-cell table:formula="of:=a_*ATAN(b_*[.C112])" office:value-type="float" office:value="1.10714871779408" calcext:value-type="float">
            <text:p>1.10714871779408</text:p>
          </table:table-cell>
        </table:table-row>
        <table:table-row table:style-name="ro2">
          <table:table-cell table:number-columns-repeated="2"/>
          <table:table-cell table:formula="of:=[.C112]+d_" office:value-type="float" office:value="2.19999999999996" calcext:value-type="float">
            <text:p>2.19999999999996</text:p>
          </table:table-cell>
          <table:table-cell table:formula="of:=a_*ATAN(b_*[.C113])" office:value-type="float" office:value="1.14416883366801" calcext:value-type="float">
            <text:p>1.14416883366801</text:p>
          </table:table-cell>
        </table:table-row>
        <table:table-row table:style-name="ro2">
          <table:table-cell table:number-columns-repeated="2"/>
          <table:table-cell table:formula="of:=[.C113]+d_" office:value-type="float" office:value="2.39999999999996" calcext:value-type="float">
            <text:p>2.39999999999996</text:p>
          </table:table-cell>
          <table:table-cell table:formula="of:=a_*ATAN(b_*[.C114])" office:value-type="float" office:value="1.17600520709513" calcext:value-type="float">
            <text:p>1.17600520709513</text:p>
          </table:table-cell>
        </table:table-row>
        <table:table-row table:style-name="ro2">
          <table:table-cell table:number-columns-repeated="2"/>
          <table:table-cell table:formula="of:=[.C114]+d_" office:value-type="float" office:value="2.59999999999996" calcext:value-type="float">
            <text:p>2.59999999999996</text:p>
          </table:table-cell>
          <table:table-cell table:formula="of:=a_*ATAN(b_*[.C115])" office:value-type="float" office:value="1.20362249297667" calcext:value-type="float">
            <text:p>1.20362249297667</text:p>
          </table:table-cell>
        </table:table-row>
        <table:table-row table:style-name="ro2">
          <table:table-cell table:number-columns-repeated="2"/>
          <table:table-cell table:formula="of:=[.C115]+d_" office:value-type="float" office:value="2.79999999999996" calcext:value-type="float">
            <text:p>2.79999999999996</text:p>
          </table:table-cell>
          <table:table-cell table:formula="of:=a_*ATAN(b_*[.C116])" office:value-type="float" office:value="1.22777238637419" calcext:value-type="float">
            <text:p>1.22777238637419</text:p>
          </table:table-cell>
        </table:table-row>
        <table:table-row table:style-name="ro2">
          <table:table-cell table:number-columns-repeated="2"/>
          <table:table-cell table:formula="of:=[.C116]+d_" office:value-type="float" office:value="2.99999999999996" calcext:value-type="float">
            <text:p>2.99999999999996</text:p>
          </table:table-cell>
          <table:table-cell table:formula="of:=a_*ATAN(b_*[.C117])" office:value-type="float" office:value="1.24904577239825" calcext:value-type="float">
            <text:p>1.24904577239825</text:p>
          </table:table-cell>
        </table:table-row>
        <table:table-row table:style-name="ro2">
          <table:table-cell table:number-columns-repeated="2"/>
          <table:table-cell table:formula="of:=[.C117]+d_" office:value-type="float" office:value="3.19999999999996" calcext:value-type="float">
            <text:p>3.19999999999996</text:p>
          </table:table-cell>
          <table:table-cell table:formula="of:=a_*ATAN(b_*[.C118])" office:value-type="float" office:value="1.26791145841992" calcext:value-type="float">
            <text:p>1.26791145841992</text:p>
          </table:table-cell>
        </table:table-row>
        <table:table-row table:style-name="ro2">
          <table:table-cell table:number-columns-repeated="2"/>
          <table:table-cell table:formula="of:=[.C118]+d_" office:value-type="float" office:value="3.39999999999996" calcext:value-type="float">
            <text:p>3.39999999999996</text:p>
          </table:table-cell>
          <table:table-cell table:formula="of:=a_*ATAN(b_*[.C119])" office:value-type="float" office:value="1.28474488507758" calcext:value-type="float">
            <text:p>1.28474488507758</text:p>
          </table:table-cell>
        </table:table-row>
        <table:table-row table:style-name="ro2">
          <table:table-cell table:number-columns-repeated="2"/>
          <table:table-cell table:formula="of:=[.C119]+d_" office:value-type="float" office:value="3.59999999999996" calcext:value-type="float">
            <text:p>3.59999999999996</text:p>
          </table:table-cell>
          <table:table-cell table:formula="of:=a_*ATAN(b_*[.C120])" office:value-type="float" office:value="1.29984947645647" calcext:value-type="float">
            <text:p>1.29984947645647</text:p>
          </table:table-cell>
        </table:table-row>
        <table:table-row table:style-name="ro2">
          <table:table-cell table:number-columns-repeated="2"/>
          <table:table-cell table:formula="of:=[.C120]+d_" office:value-type="float" office:value="3.79999999999996" calcext:value-type="float">
            <text:p>3.79999999999996</text:p>
          </table:table-cell>
          <table:table-cell table:formula="of:=a_*ATAN(b_*[.C121])" office:value-type="float" office:value="1.31347261182381" calcext:value-type="float">
            <text:p>1.31347261182381</text:p>
          </table:table-cell>
        </table:table-row>
        <table:table-row table:style-name="ro2">
          <table:table-cell table:number-columns-repeated="2"/>
          <table:table-cell table:formula="of:=[.C121]+d_" office:value-type="float" office:value="3.99999999999996" calcext:value-type="float">
            <text:p>3.99999999999996</text:p>
          </table:table-cell>
          <table:table-cell table:formula="of:=a_*ATAN(b_*[.C122])" office:value-type="float" office:value="1.32581766366803" calcext:value-type="float">
            <text:p>1.32581766366803</text:p>
          </table:table-cell>
        </table:table-row>
        <table:table-row table:style-name="ro2">
          <table:table-cell table:number-columns-repeated="2"/>
          <table:table-cell table:formula="of:=[.C122]+d_" office:value-type="float" office:value="4.19999999999996" calcext:value-type="float">
            <text:p>4.19999999999996</text:p>
          </table:table-cell>
          <table:table-cell table:formula="of:=a_*ATAN(b_*[.C123])" office:value-type="float" office:value="1.33705314592599" calcext:value-type="float">
            <text:p>1.33705314592599</text:p>
          </table:table-cell>
        </table:table-row>
        <table:table-row table:style-name="ro2">
          <table:table-cell table:number-columns-repeated="2"/>
          <table:table-cell table:formula="of:=[.C123]+d_" office:value-type="float" office:value="4.39999999999996" calcext:value-type="float">
            <text:p>4.39999999999996</text:p>
          </table:table-cell>
          <table:table-cell table:formula="of:=a_*ATAN(b_*[.C124])" office:value-type="float" office:value="1.34731972565426" calcext:value-type="float">
            <text:p>1.34731972565426</text:p>
          </table:table-cell>
        </table:table-row>
        <table:table-row table:style-name="ro2">
          <table:table-cell table:number-columns-repeated="2"/>
          <table:table-cell table:formula="of:=[.C124]+d_" office:value-type="float" office:value="4.59999999999996" calcext:value-type="float">
            <text:p>4.59999999999996</text:p>
          </table:table-cell>
          <table:table-cell table:formula="of:=a_*ATAN(b_*[.C125])" office:value-type="float" office:value="1.35673564323107" calcext:value-type="float">
            <text:p>1.35673564323107</text:p>
          </table:table-cell>
        </table:table-row>
        <table:table-row table:style-name="ro2">
          <table:table-cell table:number-columns-repeated="2"/>
          <table:table-cell table:formula="of:=[.C125]+d_" office:value-type="float" office:value="4.79999999999996" calcext:value-type="float">
            <text:p>4.79999999999996</text:p>
          </table:table-cell>
          <table:table-cell table:formula="of:=a_*ATAN(b_*[.C126])" office:value-type="float" office:value="1.36540093760513" calcext:value-type="float">
            <text:p>1.36540093760513</text:p>
          </table:table-cell>
        </table:table-row>
        <table:table-row table:style-name="ro2">
          <table:table-cell table:number-columns-repeated="2"/>
          <table:table-cell table:formula="of:=[.C126]+d_" office:value-type="float" office:value="4.99999999999996" calcext:value-type="float">
            <text:p>4.99999999999996</text:p>
          </table:table-cell>
          <table:table-cell table:formula="of:=a_*ATAN(b_*[.C127])" office:value-type="float" office:value="1.37340076694501" calcext:value-type="float">
            <text:p>1.37340076694501</text:p>
          </table:table-cell>
        </table:table-row>
        <table:table-row table:style-name="ro2">
          <table:table-cell table:number-columns-repeated="2"/>
          <table:table-cell table:formula="of:=[.C127]+d_" office:value-type="float" office:value="5.19999999999996" calcext:value-type="float">
            <text:p>5.19999999999996</text:p>
          </table:table-cell>
          <table:table-cell table:formula="of:=a_*ATAN(b_*[.C128])" office:value-type="float" office:value="1.38080803887618" calcext:value-type="float">
            <text:p>1.38080803887618</text:p>
          </table:table-cell>
        </table:table-row>
        <table:table-row table:style-name="ro2">
          <table:table-cell table:number-columns-repeated="2"/>
          <table:table-cell table:formula="of:=[.C128]+d_" office:value-type="float" office:value="5.39999999999997" calcext:value-type="float">
            <text:p>5.39999999999997</text:p>
          </table:table-cell>
          <table:table-cell table:formula="of:=a_*ATAN(b_*[.C129])" office:value-type="float" office:value="1.38768550953241" calcext:value-type="float">
            <text:p>1.38768550953241</text:p>
          </table:table-cell>
        </table:table-row>
        <table:table-row table:style-name="ro2">
          <table:table-cell table:number-columns-repeated="2"/>
          <table:table-cell table:formula="of:=[.C129]+d_" office:value-type="float" office:value="5.59999999999997" calcext:value-type="float">
            <text:p>5.59999999999997</text:p>
          </table:table-cell>
          <table:table-cell table:formula="of:=a_*ATAN(b_*[.C130])" office:value-type="float" office:value="1.39408747072486" calcext:value-type="float">
            <text:p>1.39408747072486</text:p>
          </table:table-cell>
        </table:table-row>
        <table:table-row table:style-name="ro2">
          <table:table-cell table:number-columns-repeated="2"/>
          <table:table-cell table:formula="of:=[.C130]+d_" office:value-type="float" office:value="5.79999999999997" calcext:value-type="float">
            <text:p>5.79999999999997</text:p>
          </table:table-cell>
          <table:table-cell table:formula="of:=a_*ATAN(b_*[.C131])" office:value-type="float" office:value="1.40006111531961" calcext:value-type="float">
            <text:p>1.40006111531961</text:p>
          </table:table-cell>
        </table:table-row>
        <table:table-row table:style-name="ro2">
          <table:table-cell table:number-columns-repeated="2"/>
          <table:table-cell table:formula="of:=[.C131]+d_" office:value-type="float" office:value="5.99999999999997" calcext:value-type="float">
            <text:p>5.99999999999997</text:p>
          </table:table-cell>
          <table:table-cell table:formula="of:=a_*ATAN(b_*[.C132])" office:value-type="float" office:value="1.40564764938027" calcext:value-type="float">
            <text:p>1.40564764938027</text:p>
          </table:table-cell>
        </table:table-row>
        <table:table-row table:style-name="ro2">
          <table:table-cell table:number-columns-repeated="2"/>
          <table:table-cell table:formula="of:=[.C132]+d_" office:value-type="float" office:value="6.19999999999997" calcext:value-type="float">
            <text:p>6.19999999999997</text:p>
          </table:table-cell>
          <table:table-cell table:formula="of:=a_*ATAN(b_*[.C133])" office:value-type="float" office:value="1.41088320363668" calcext:value-type="float">
            <text:p>1.41088320363668</text:p>
          </table:table-cell>
        </table:table-row>
        <table:table-row table:style-name="ro2">
          <table:table-cell table:number-columns-repeated="2"/>
          <table:table-cell table:formula="of:=[.C133]+d_" office:value-type="float" office:value="6.39999999999997" calcext:value-type="float">
            <text:p>6.39999999999997</text:p>
          </table:table-cell>
          <table:table-cell table:formula="of:=a_*ATAN(b_*[.C134])" office:value-type="float" office:value="1.41579958487095" calcext:value-type="float">
            <text:p>1.41579958487095</text:p>
          </table:table-cell>
        </table:table-row>
        <table:table-row table:style-name="ro2">
          <table:table-cell table:number-columns-repeated="2"/>
          <table:table-cell table:formula="of:=[.C134]+d_" office:value-type="float" office:value="6.59999999999997" calcext:value-type="float">
            <text:p>6.59999999999997</text:p>
          </table:table-cell>
          <table:table-cell table:formula="of:=a_*ATAN(b_*[.C135])" office:value-type="float" office:value="1.42042489878776" calcext:value-type="float">
            <text:p>1.42042489878776</text:p>
          </table:table-cell>
        </table:table-row>
        <table:table-row table:style-name="ro2">
          <table:table-cell table:number-columns-repeated="2"/>
          <table:table-cell table:formula="of:=[.C135]+d_" office:value-type="float" office:value="6.79999999999997" calcext:value-type="float">
            <text:p>6.79999999999997</text:p>
          </table:table-cell>
          <table:table-cell table:formula="of:=a_*ATAN(b_*[.C136])" office:value-type="float" office:value="1.42478406908362" calcext:value-type="float">
            <text:p>1.42478406908362</text:p>
          </table:table-cell>
        </table:table-row>
        <table:table-row table:style-name="ro2">
          <table:table-cell table:number-columns-repeated="2"/>
          <table:table-cell table:formula="of:=[.C136]+d_" office:value-type="float" office:value="6.99999999999997" calcext:value-type="float">
            <text:p>6.99999999999997</text:p>
          </table:table-cell>
          <table:table-cell table:formula="of:=a_*ATAN(b_*[.C137])" office:value-type="float" office:value="1.42889927219073" calcext:value-type="float">
            <text:p>1.42889927219073</text:p>
          </table:table-cell>
        </table:table-row>
        <table:table-row table:style-name="ro2">
          <table:table-cell table:number-columns-repeated="2"/>
          <table:table-cell table:formula="of:=[.C137]+d_" office:value-type="float" office:value="7.19999999999997" calcext:value-type="float">
            <text:p>7.19999999999997</text:p>
          </table:table-cell>
          <table:table-cell table:formula="of:=a_*ATAN(b_*[.C138])" office:value-type="float" office:value="1.43279030313738" calcext:value-type="float">
            <text:p>1.43279030313738</text:p>
          </table:table-cell>
        </table:table-row>
        <table:table-row table:style-name="ro2">
          <table:table-cell table:number-columns-repeated="2"/>
          <table:table-cell table:formula="of:=[.C138]+d_" office:value-type="float" office:value="7.39999999999997" calcext:value-type="float">
            <text:p>7.39999999999997</text:p>
          </table:table-cell>
          <table:table-cell table:formula="of:=a_*ATAN(b_*[.C139])" office:value-type="float" office:value="1.43647488484193" calcext:value-type="float">
            <text:p>1.43647488484193</text:p>
          </table:table-cell>
        </table:table-row>
        <table:table-row table:style-name="ro2">
          <table:table-cell table:number-columns-repeated="2"/>
          <table:table-cell table:formula="of:=[.C139]+d_" office:value-type="float" office:value="7.59999999999997" calcext:value-type="float">
            <text:p>7.59999999999997</text:p>
          </table:table-cell>
          <table:table-cell table:formula="of:=a_*ATAN(b_*[.C140])" office:value-type="float" office:value="1.43996893072084" calcext:value-type="float">
            <text:p>1.43996893072084</text:p>
          </table:table-cell>
        </table:table-row>
        <table:table-row table:style-name="ro2">
          <table:table-cell table:number-columns-repeated="2"/>
          <table:table-cell table:formula="of:=[.C140]+d_" office:value-type="float" office:value="7.79999999999997" calcext:value-type="float">
            <text:p>7.79999999999997</text:p>
          </table:table-cell>
          <table:table-cell table:formula="of:=a_*ATAN(b_*[.C141])" office:value-type="float" office:value="1.44328676857966" calcext:value-type="float">
            <text:p>1.44328676857966</text:p>
          </table:table-cell>
        </table:table-row>
        <table:table-row table:style-name="ro2">
          <table:table-cell table:number-columns-repeated="2"/>
          <table:table-cell table:formula="of:=[.C141]+d_" office:value-type="float" office:value="7.99999999999997" calcext:value-type="float">
            <text:p>7.99999999999997</text:p>
          </table:table-cell>
          <table:table-cell table:formula="of:=a_*ATAN(b_*[.C142])" office:value-type="float" office:value="1.44644133224813" calcext:value-type="float">
            <text:p>1.44644133224813</text:p>
          </table:table-cell>
        </table:table-row>
        <table:table-row table:style-name="ro2">
          <table:table-cell table:number-columns-repeated="2"/>
          <table:table-cell table:formula="of:=[.C142]+d_" office:value-type="float" office:value="8.19999999999997" calcext:value-type="float">
            <text:p>8.19999999999997</text:p>
          </table:table-cell>
          <table:table-cell table:formula="of:=a_*ATAN(b_*[.C143])" office:value-type="float" office:value="1.44944432622413" calcext:value-type="float">
            <text:p>1.44944432622413</text:p>
          </table:table-cell>
        </table:table-row>
        <table:table-row table:style-name="ro2">
          <table:table-cell table:number-columns-repeated="2"/>
          <table:table-cell table:formula="of:=[.C143]+d_" office:value-type="float" office:value="8.39999999999997" calcext:value-type="float">
            <text:p>8.39999999999997</text:p>
          </table:table-cell>
          <table:table-cell table:formula="of:=a_*ATAN(b_*[.C144])" office:value-type="float" office:value="1.45230636763676" calcext:value-type="float">
            <text:p>1.45230636763676</text:p>
          </table:table-cell>
        </table:table-row>
        <table:table-row table:style-name="ro2">
          <table:table-cell table:number-columns-repeated="2"/>
          <table:table-cell table:formula="of:=[.C144]+d_" office:value-type="float" office:value="8.59999999999997" calcext:value-type="float">
            <text:p>8.59999999999997</text:p>
          </table:table-cell>
          <table:table-cell table:formula="of:=a_*ATAN(b_*[.C145])" office:value-type="float" office:value="1.45503710907409" calcext:value-type="float">
            <text:p>1.45503710907409</text:p>
          </table:table-cell>
        </table:table-row>
        <table:table-row table:style-name="ro2">
          <table:table-cell table:number-columns-repeated="2"/>
          <table:table-cell table:formula="of:=[.C145]+d_" office:value-type="float" office:value="8.79999999999997" calcext:value-type="float">
            <text:p>8.79999999999997</text:p>
          </table:table-cell>
          <table:table-cell table:formula="of:=a_*ATAN(b_*[.C146])" office:value-type="float" office:value="1.45764534520441" calcext:value-type="float">
            <text:p>1.45764534520441</text:p>
          </table:table-cell>
        </table:table-row>
        <table:table-row table:style-name="ro2">
          <table:table-cell table:number-columns-repeated="2"/>
          <table:table-cell table:formula="of:=[.C146]+d_" office:value-type="float" office:value="8.99999999999996" calcext:value-type="float">
            <text:p>8.99999999999996</text:p>
          </table:table-cell>
          <table:table-cell table:formula="of:=a_*ATAN(b_*[.C147])" office:value-type="float" office:value="1.460139105621" calcext:value-type="float">
            <text:p>1.460139105621</text:p>
          </table:table-cell>
        </table:table-row>
        <table:table-row table:style-name="ro2">
          <table:table-cell table:number-columns-repeated="2"/>
          <table:table-cell table:formula="of:=[.C147]+d_" office:value-type="float" office:value="9.19999999999996" calcext:value-type="float">
            <text:p>9.19999999999996</text:p>
          </table:table-cell>
          <table:table-cell table:formula="of:=a_*ATAN(b_*[.C148])" office:value-type="float" office:value="1.46252573593444" calcext:value-type="float">
            <text:p>1.46252573593444</text:p>
          </table:table-cell>
        </table:table-row>
        <table:table-row table:style-name="ro2">
          <table:table-cell table:number-columns-repeated="2"/>
          <table:table-cell table:formula="of:=[.C148]+d_" office:value-type="float" office:value="9.39999999999996" calcext:value-type="float">
            <text:p>9.39999999999996</text:p>
          </table:table-cell>
          <table:table-cell table:formula="of:=a_*ATAN(b_*[.C149])" office:value-type="float" office:value="1.4648119688053" calcext:value-type="float">
            <text:p>1.4648119688053</text:p>
          </table:table-cell>
        </table:table-row>
        <table:table-row table:style-name="ro2">
          <table:table-cell table:number-columns-repeated="2"/>
          <table:table-cell table:formula="of:=[.C149]+d_" office:value-type="float" office:value="9.59999999999996" calcext:value-type="float">
            <text:p>9.59999999999996</text:p>
          </table:table-cell>
          <table:table-cell table:formula="of:=a_*ATAN(b_*[.C150])" office:value-type="float" office:value="1.46700398633785" calcext:value-type="float">
            <text:p>1.46700398633785</text:p>
          </table:table-cell>
        </table:table-row>
        <table:table-row table:style-name="ro2">
          <table:table-cell table:number-columns-repeated="2"/>
          <table:table-cell table:formula="of:=[.C150]+d_" office:value-type="float" office:value="9.79999999999996" calcext:value-type="float">
            <text:p>9.79999999999996</text:p>
          </table:table-cell>
          <table:table-cell table:formula="of:=a_*ATAN(b_*[.C151])" office:value-type="float" office:value="1.46910747503182" calcext:value-type="float">
            <text:p>1.46910747503182</text:p>
          </table:table-cell>
        </table:table-row>
        <table:table-row table:style-name="ro2">
          <table:table-cell table:number-columns-repeated="2"/>
          <table:table-cell table:formula="of:=[.C151]+d_" office:value-type="float" office:value="9.99999999999996" calcext:value-type="float">
            <text:p>9.99999999999996</text:p>
          </table:table-cell>
          <table:table-cell table:formula="of:=a_*ATAN(b_*[.C152])" office:value-type="float" office:value="1.47112767430373" calcext:value-type="float">
            <text:p>1.47112767430373</text:p>
          </table:table-cell>
        </table:table-row>
        <table:table-row table:style-name="ro2">
          <table:table-cell table:number-columns-repeated="2"/>
          <table:table-cell table:formula="of:=[.C152]+d_" office:value-type="float" office:value="10.2" calcext:value-type="float">
            <text:p>10.2</text:p>
          </table:table-cell>
          <table:table-cell table:formula="of:=a_*ATAN(b_*[.C153])" office:value-type="float" office:value="1.47306941943618" calcext:value-type="float">
            <text:p>1.47306941943618</text:p>
          </table:table-cell>
        </table:table-row>
        <table:table-row table:style-name="ro2">
          <table:table-cell table:number-columns-repeated="2"/>
          <table:table-cell table:formula="of:=[.C153]+d_" office:value-type="float" office:value="10.4" calcext:value-type="float">
            <text:p>10.4</text:p>
          </table:table-cell>
          <table:table-cell table:formula="of:=a_*ATAN(b_*[.C154])" office:value-type="float" office:value="1.47493717968488" calcext:value-type="float">
            <text:p>1.47493717968488</text:p>
          </table:table-cell>
        </table:table-row>
        <table:table-row table:style-name="ro2">
          <table:table-cell table:number-columns-repeated="2"/>
          <table:table-cell table:formula="of:=[.C154]+d_" office:value-type="float" office:value="10.6" calcext:value-type="float">
            <text:p>10.6</text:p>
          </table:table-cell>
          <table:table-cell table:formula="of:=a_*ATAN(b_*[.C155])" office:value-type="float" office:value="1.47673509216691" calcext:value-type="float">
            <text:p>1.47673509216691</text:p>
          </table:table-cell>
        </table:table-row>
        <table:table-row table:style-name="ro2">
          <table:table-cell table:number-columns-repeated="2"/>
          <table:table-cell table:formula="of:=[.C155]+d_" office:value-type="float" office:value="10.8" calcext:value-type="float">
            <text:p>10.8</text:p>
          </table:table-cell>
          <table:table-cell table:formula="of:=a_*ATAN(b_*[.C156])" office:value-type="float" office:value="1.4784669920633" calcext:value-type="float">
            <text:p>1.4784669920633</text:p>
          </table:table-cell>
        </table:table-row>
        <table:table-row table:style-name="ro2">
          <table:table-cell table:number-columns-repeated="2"/>
          <table:table-cell table:formula="of:=[.C156]+d_" office:value-type="float" office:value="11" calcext:value-type="float">
            <text:p>11</text:p>
          </table:table-cell>
          <table:table-cell table:formula="of:=a_*ATAN(b_*[.C157])" office:value-type="float" office:value="1.48013643959415" calcext:value-type="float">
            <text:p>1.48013643959415</text:p>
          </table:table-cell>
        </table:table-row>
        <table:table-row table:style-name="ro2">
          <table:table-cell table:number-columns-repeated="2"/>
          <table:table-cell table:formula="of:=[.C157]+d_" office:value-type="float" office:value="11.2" calcext:value-type="float">
            <text:p>11.2</text:p>
          </table:table-cell>
          <table:table-cell table:formula="of:=a_*ATAN(b_*[.C158])" office:value-type="float" office:value="1.4817467441604" calcext:value-type="float">
            <text:p>1.4817467441604</text:p>
          </table:table-cell>
        </table:table-row>
        <table:table-row table:style-name="ro2">
          <table:table-cell table:number-columns-repeated="2"/>
          <table:table-cell table:formula="of:=[.C158]+d_" office:value-type="float" office:value="11.4" calcext:value-type="float">
            <text:p>11.4</text:p>
          </table:table-cell>
          <table:table-cell table:formula="of:=a_*ATAN(b_*[.C159])" office:value-type="float" office:value="1.48330098599251" calcext:value-type="float">
            <text:p>1.48330098599251</text:p>
          </table:table-cell>
        </table:table-row>
        <table:table-row table:style-name="ro2">
          <table:table-cell table:number-columns-repeated="2"/>
          <table:table-cell table:formula="of:=[.C159]+d_" office:value-type="float" office:value="11.6" calcext:value-type="float">
            <text:p>11.6</text:p>
          </table:table-cell>
          <table:table-cell table:formula="of:=a_*ATAN(b_*[.C160])" office:value-type="float" office:value="1.48480203560066" calcext:value-type="float">
            <text:p>1.48480203560066</text:p>
          </table:table-cell>
        </table:table-row>
        <table:table-row table:style-name="ro2">
          <table:table-cell table:number-columns-repeated="2"/>
          <table:table-cell table:formula="of:=[.C160]+d_" office:value-type="float" office:value="11.8" calcext:value-type="float">
            <text:p>11.8</text:p>
          </table:table-cell>
          <table:table-cell table:formula="of:=a_*ATAN(b_*[.C161])" office:value-type="float" office:value="1.4862525712819" calcext:value-type="float">
            <text:p>1.4862525712819</text:p>
          </table:table-cell>
        </table:table-row>
        <table:table-row table:style-name="ro2">
          <table:table-cell table:number-columns-repeated="2"/>
          <table:table-cell table:formula="of:=[.C161]+d_" office:value-type="float" office:value="12" calcext:value-type="float">
            <text:p>12</text:p>
          </table:table-cell>
          <table:table-cell table:formula="of:=a_*ATAN(b_*[.C162])" office:value-type="float" office:value="1.48765509490646" calcext:value-type="float">
            <text:p>1.48765509490646</text:p>
          </table:table-cell>
        </table:table-row>
        <table:table-row table:style-name="ro2">
          <table:table-cell table:number-columns-repeated="2"/>
          <table:table-cell table:formula="of:=[.C162]+d_" office:value-type="float" office:value="12.2" calcext:value-type="float">
            <text:p>12.2</text:p>
          </table:table-cell>
          <table:table-cell table:formula="of:=a_*ATAN(b_*[.C163])" office:value-type="float" office:value="1.4890119461769" calcext:value-type="float">
            <text:p>1.4890119461769</text:p>
          </table:table-cell>
        </table:table-row>
        <table:table-row table:style-name="ro2">
          <table:table-cell table:number-columns-repeated="2"/>
          <table:table-cell table:formula="of:=[.C163]+d_" office:value-type="float" office:value="12.4" calcext:value-type="float">
            <text:p>12.4</text:p>
          </table:table-cell>
          <table:table-cell table:formula="of:=a_*ATAN(b_*[.C164])" office:value-type="float" office:value="1.49032531552944" calcext:value-type="float">
            <text:p>1.49032531552944</text:p>
          </table:table-cell>
        </table:table-row>
        <table:table-row table:style-name="ro2">
          <table:table-cell table:number-columns-repeated="2"/>
          <table:table-cell table:formula="of:=[.C164]+d_" office:value-type="float" office:value="12.6" calcext:value-type="float">
            <text:p>12.6</text:p>
          </table:table-cell>
          <table:table-cell table:formula="of:=a_*ATAN(b_*[.C165])" office:value-type="float" office:value="1.49159725582545" calcext:value-type="float">
            <text:p>1.49159725582545</text:p>
          </table:table-cell>
        </table:table-row>
        <table:table-row table:style-name="ro2">
          <table:table-cell table:number-columns-repeated="2"/>
          <table:table-cell table:formula="of:=[.C165]+d_" office:value-type="float" office:value="12.8" calcext:value-type="float">
            <text:p>12.8</text:p>
          </table:table-cell>
          <table:table-cell table:formula="of:=a_*ATAN(b_*[.C166])" office:value-type="float" office:value="1.49282969296335" calcext:value-type="float">
            <text:p>1.49282969296335</text:p>
          </table:table-cell>
        </table:table-row>
        <table:table-row table:style-name="ro2">
          <table:table-cell table:number-columns-repeated="2"/>
          <table:table-cell table:formula="of:=[.C166]+d_" office:value-type="float" office:value="13" calcext:value-type="float">
            <text:p>13</text:p>
          </table:table-cell>
          <table:table-cell table:formula="of:=a_*ATAN(b_*[.C167])" office:value-type="float" office:value="1.49402443552512" calcext:value-type="float">
            <text:p>1.49402443552512</text:p>
          </table:table-cell>
        </table:table-row>
        <table:table-row table:style-name="ro2">
          <table:table-cell table:number-columns-repeated="2"/>
          <table:table-cell table:formula="of:=[.C167]+d_" office:value-type="float" office:value="13.2" calcext:value-type="float">
            <text:p>13.2</text:p>
          </table:table-cell>
          <table:table-cell table:formula="of:=a_*ATAN(b_*[.C168])" office:value-type="float" office:value="1.49518318355807" calcext:value-type="float">
            <text:p>1.49518318355807</text:p>
          </table:table-cell>
        </table:table-row>
        <table:table-row table:style-name="ro2">
          <table:table-cell table:number-columns-repeated="2"/>
          <table:table-cell table:formula="of:=[.C168]+d_" office:value-type="float" office:value="13.4" calcext:value-type="float">
            <text:p>13.4</text:p>
          </table:table-cell>
          <table:table-cell table:formula="of:=a_*ATAN(b_*[.C169])" office:value-type="float" office:value="1.49630753658101" calcext:value-type="float">
            <text:p>1.49630753658101</text:p>
          </table:table-cell>
        </table:table-row>
        <table:table-row table:style-name="ro2">
          <table:table-cell table:number-columns-repeated="2"/>
          <table:table-cell table:formula="of:=[.C169]+d_" office:value-type="float" office:value="13.5999999999999" calcext:value-type="float">
            <text:p>13.5999999999999</text:p>
          </table:table-cell>
          <table:table-cell table:formula="of:=a_*ATAN(b_*[.C170])" office:value-type="float" office:value="1.49739900089328" calcext:value-type="float">
            <text:p>1.49739900089328</text:p>
          </table:table-cell>
        </table:table-row>
        <table:table-row table:style-name="ro2">
          <table:table-cell table:number-columns-repeated="2"/>
          <table:table-cell table:formula="of:=[.C170]+d_" office:value-type="float" office:value="13.7999999999999" calcext:value-type="float">
            <text:p>13.7999999999999</text:p>
          </table:table-cell>
          <table:table-cell table:formula="of:=a_*ATAN(b_*[.C171])" office:value-type="float" office:value="1.4984589962563" calcext:value-type="float">
            <text:p>1.4984589962563</text:p>
          </table:table-cell>
        </table:table-row>
        <table:table-row table:style-name="ro2">
          <table:table-cell table:number-columns-repeated="2"/>
          <table:table-cell table:formula="of:=[.C171]+d_" office:value-type="float" office:value="13.9999999999999" calcext:value-type="float">
            <text:p>13.9999999999999</text:p>
          </table:table-cell>
          <table:table-cell table:formula="of:=a_*ATAN(b_*[.C172])" office:value-type="float" office:value="1.49948886200961" calcext:value-type="float">
            <text:p>1.49948886200961</text:p>
          </table:table-cell>
        </table:table-row>
        <table:table-row table:style-name="ro2">
          <table:table-cell table:number-columns-repeated="2"/>
          <table:table-cell table:formula="of:=[.C172]+d_" office:value-type="float" office:value="14.1999999999999" calcext:value-type="float">
            <text:p>14.1999999999999</text:p>
          </table:table-cell>
          <table:table-cell table:formula="of:=a_*ATAN(b_*[.C173])" office:value-type="float" office:value="1.50048986267627" calcext:value-type="float">
            <text:p>1.50048986267627</text:p>
          </table:table-cell>
        </table:table-row>
        <table:table-row table:style-name="ro2">
          <table:table-cell table:number-columns-repeated="2"/>
          <table:table-cell table:formula="of:=[.C173]+d_" office:value-type="float" office:value="14.3999999999999" calcext:value-type="float">
            <text:p>14.3999999999999</text:p>
          </table:table-cell>
          <table:table-cell table:formula="of:=a_*ATAN(b_*[.C174])" office:value-type="float" office:value="1.50146319310669" calcext:value-type="float">
            <text:p>1.50146319310669</text:p>
          </table:table-cell>
        </table:table-row>
        <table:table-row table:style-name="ro2">
          <table:table-cell table:number-columns-repeated="2"/>
          <table:table-cell table:formula="of:=[.C174]+d_" office:value-type="float" office:value="14.5999999999999" calcext:value-type="float">
            <text:p>14.5999999999999</text:p>
          </table:table-cell>
          <table:table-cell table:formula="of:=a_*ATAN(b_*[.C175])" office:value-type="float" office:value="1.50240998320439" calcext:value-type="float">
            <text:p>1.50240998320439</text:p>
          </table:table-cell>
        </table:table-row>
        <table:table-row table:style-name="ro2">
          <table:table-cell table:number-columns-repeated="2"/>
          <table:table-cell table:formula="of:=[.C175]+d_" office:value-type="float" office:value="14.7999999999999" calcext:value-type="float">
            <text:p>14.7999999999999</text:p>
          </table:table-cell>
          <table:table-cell table:formula="of:=a_*ATAN(b_*[.C176])" office:value-type="float" office:value="1.50333130227299" calcext:value-type="float">
            <text:p>1.50333130227299</text:p>
          </table:table-cell>
        </table:table-row>
        <table:table-row table:style-name="ro2">
          <table:table-cell table:number-columns-repeated="2"/>
          <table:table-cell table:formula="of:=[.C176]+d_" office:value-type="float" office:value="14.9999999999999" calcext:value-type="float">
            <text:p>14.9999999999999</text:p>
          </table:table-cell>
          <table:table-cell table:formula="of:=a_*ATAN(b_*[.C177])" office:value-type="float" office:value="1.50422816301907" calcext:value-type="float">
            <text:p>1.50422816301907</text:p>
          </table:table-cell>
        </table:table-row>
        <table:table-row table:style-name="ro2">
          <table:table-cell table:number-columns-repeated="2"/>
          <table:table-cell table:formula="of:=[.C177]+d_" office:value-type="float" office:value="15.1999999999999" calcext:value-type="float">
            <text:p>15.1999999999999</text:p>
          </table:table-cell>
          <table:table-cell table:formula="of:=a_*ATAN(b_*[.C178])" office:value-type="float" office:value="1.50510152524243" calcext:value-type="float">
            <text:p>1.50510152524243</text:p>
          </table:table-cell>
        </table:table-row>
        <table:table-row table:style-name="ro2">
          <table:table-cell table:number-columns-repeated="2"/>
          <table:table-cell table:formula="of:=[.C178]+d_" office:value-type="float" office:value="15.3999999999999" calcext:value-type="float">
            <text:p>15.3999999999999</text:p>
          </table:table-cell>
          <table:table-cell table:formula="of:=a_*ATAN(b_*[.C179])" office:value-type="float" office:value="1.50595229924169" calcext:value-type="float">
            <text:p>1.50595229924169</text:p>
          </table:table-cell>
        </table:table-row>
        <table:table-row table:style-name="ro2">
          <table:table-cell table:number-columns-repeated="2"/>
          <table:table-cell table:formula="of:=[.C179]+d_" office:value-type="float" office:value="15.5999999999999" calcext:value-type="float">
            <text:p>15.5999999999999</text:p>
          </table:table-cell>
          <table:table-cell table:formula="of:=a_*ATAN(b_*[.C180])" office:value-type="float" office:value="1.50678134896055" calcext:value-type="float">
            <text:p>1.50678134896055</text:p>
          </table:table-cell>
        </table:table-row>
        <table:table-row table:style-name="ro2">
          <table:table-cell table:number-columns-repeated="2"/>
          <table:table-cell table:formula="of:=[.C180]+d_" office:value-type="float" office:value="15.7999999999999" calcext:value-type="float">
            <text:p>15.7999999999999</text:p>
          </table:table-cell>
          <table:table-cell table:formula="of:=a_*ATAN(b_*[.C181])" office:value-type="float" office:value="1.50758949489744" calcext:value-type="float">
            <text:p>1.50758949489744</text:p>
          </table:table-cell>
        </table:table-row>
        <table:table-row table:style-name="ro2">
          <table:table-cell table:number-columns-repeated="2"/>
          <table:table-cell table:formula="of:=[.C181]+d_" office:value-type="float" office:value="15.9999999999999" calcext:value-type="float">
            <text:p>15.9999999999999</text:p>
          </table:table-cell>
          <table:table-cell table:formula="of:=a_*ATAN(b_*[.C182])" office:value-type="float" office:value="1.50837751679894" calcext:value-type="float">
            <text:p>1.50837751679894</text:p>
          </table:table-cell>
        </table:table-row>
        <table:table-row table:style-name="ro2">
          <table:table-cell table:number-columns-repeated="2"/>
          <table:table-cell table:formula="of:=[.C182]+d_" office:value-type="float" office:value="16.1999999999999" calcext:value-type="float">
            <text:p>16.1999999999999</text:p>
          </table:table-cell>
          <table:table-cell table:formula="of:=a_*ATAN(b_*[.C183])" office:value-type="float" office:value="1.50914615615564" calcext:value-type="float">
            <text:p>1.50914615615564</text:p>
          </table:table-cell>
        </table:table-row>
        <table:table-row table:style-name="ro2">
          <table:table-cell table:number-columns-repeated="2"/>
          <table:table-cell table:formula="of:=[.C183]+d_" office:value-type="float" office:value="16.3999999999999" calcext:value-type="float">
            <text:p>16.3999999999999</text:p>
          </table:table-cell>
          <table:table-cell table:formula="of:=a_*ATAN(b_*[.C184])" office:value-type="float" office:value="1.50989611851691" calcext:value-type="float">
            <text:p>1.50989611851691</text:p>
          </table:table-cell>
        </table:table-row>
        <table:table-row table:style-name="ro2">
          <table:table-cell table:number-columns-repeated="2"/>
          <table:table-cell table:formula="of:=[.C184]+d_" office:value-type="float" office:value="16.5999999999999" calcext:value-type="float">
            <text:p>16.5999999999999</text:p>
          </table:table-cell>
          <table:table-cell table:formula="of:=a_*ATAN(b_*[.C185])" office:value-type="float" office:value="1.51062807563989" calcext:value-type="float">
            <text:p>1.51062807563989</text:p>
          </table:table-cell>
        </table:table-row>
        <table:table-row table:style-name="ro2">
          <table:table-cell table:number-columns-repeated="2"/>
          <table:table-cell table:formula="of:=[.C185]+d_" office:value-type="float" office:value="16.7999999999999" calcext:value-type="float">
            <text:p>16.7999999999999</text:p>
          </table:table-cell>
          <table:table-cell table:formula="of:=a_*ATAN(b_*[.C186])" office:value-type="float" office:value="1.51134266748624" calcext:value-type="float">
            <text:p>1.51134266748624</text:p>
          </table:table-cell>
        </table:table-row>
        <table:table-row table:style-name="ro2">
          <table:table-cell table:number-columns-repeated="2"/>
          <table:table-cell table:formula="of:=[.C186]+d_" office:value-type="float" office:value="16.9999999999999" calcext:value-type="float">
            <text:p>16.9999999999999</text:p>
          </table:table-cell>
          <table:table-cell table:formula="of:=a_*ATAN(b_*[.C187])" office:value-type="float" office:value="1.51204050407917" calcext:value-type="float">
            <text:p>1.51204050407917</text:p>
          </table:table-cell>
        </table:table-row>
        <table:table-row table:style-name="ro2">
          <table:table-cell table:number-columns-repeated="2"/>
          <table:table-cell table:formula="of:=[.C187]+d_" office:value-type="float" office:value="17.1999999999999" calcext:value-type="float">
            <text:p>17.1999999999999</text:p>
          </table:table-cell>
          <table:table-cell table:formula="of:=a_*ATAN(b_*[.C188])" office:value-type="float" office:value="1.51272216723194" calcext:value-type="float">
            <text:p>1.51272216723194</text:p>
          </table:table-cell>
        </table:table-row>
        <table:table-row table:style-name="ro2">
          <table:table-cell table:number-columns-repeated="2"/>
          <table:table-cell table:formula="of:=[.C188]+d_" office:value-type="float" office:value="17.3999999999999" calcext:value-type="float">
            <text:p>17.3999999999999</text:p>
          </table:table-cell>
          <table:table-cell table:formula="of:=a_*ATAN(b_*[.C189])" office:value-type="float" office:value="1.5133882121581" calcext:value-type="float">
            <text:p>1.5133882121581</text:p>
          </table:table-cell>
        </table:table-row>
        <table:table-row table:style-name="ro2">
          <table:table-cell table:number-columns-repeated="2"/>
          <table:table-cell table:formula="of:=[.C189]+d_" office:value-type="float" office:value="17.5999999999999" calcext:value-type="float">
            <text:p>17.5999999999999</text:p>
          </table:table-cell>
          <table:table-cell table:formula="of:=a_*ATAN(b_*[.C190])" office:value-type="float" office:value="1.5140391689728" calcext:value-type="float">
            <text:p>1.5140391689728</text:p>
          </table:table-cell>
        </table:table-row>
        <table:table-row table:style-name="ro2">
          <table:table-cell table:number-columns-repeated="2"/>
          <table:table-cell table:formula="of:=[.C190]+d_" office:value-type="float" office:value="17.7999999999999" calcext:value-type="float">
            <text:p>17.7999999999999</text:p>
          </table:table-cell>
          <table:table-cell table:formula="of:=a_*ATAN(b_*[.C191])" office:value-type="float" office:value="1.51467554409372" calcext:value-type="float">
            <text:p>1.51467554409372</text:p>
          </table:table-cell>
        </table:table-row>
        <table:table-row table:style-name="ro2">
          <table:table-cell table:number-columns-repeated="2"/>
          <table:table-cell table:formula="of:=[.C191]+d_" office:value-type="float" office:value="17.9999999999999" calcext:value-type="float">
            <text:p>17.9999999999999</text:p>
          </table:table-cell>
          <table:table-cell table:formula="of:=a_*ATAN(b_*[.C192])" office:value-type="float" office:value="1.51529782154918" calcext:value-type="float">
            <text:p>1.51529782154918</text:p>
          </table:table-cell>
        </table:table-row>
        <table:table-row table:style-name="ro2">
          <table:table-cell table:number-columns-repeated="2"/>
          <table:table-cell table:formula="of:=[.C192]+d_" office:value-type="float" office:value="18.1999999999999" calcext:value-type="float">
            <text:p>18.1999999999999</text:p>
          </table:table-cell>
          <table:table-cell table:formula="of:=a_*ATAN(b_*[.C193])" office:value-type="float" office:value="1.51590646420074" calcext:value-type="float">
            <text:p>1.51590646420074</text:p>
          </table:table-cell>
        </table:table-row>
        <table:table-row table:style-name="ro2">
          <table:table-cell table:number-columns-repeated="2"/>
          <table:table-cell table:formula="of:=[.C193]+d_" office:value-type="float" office:value="18.3999999999999" calcext:value-type="float">
            <text:p>18.3999999999999</text:p>
          </table:table-cell>
          <table:table-cell table:formula="of:=a_*ATAN(b_*[.C194])" office:value-type="float" office:value="1.51650191488659" calcext:value-type="float">
            <text:p>1.51650191488659</text:p>
          </table:table-cell>
        </table:table-row>
        <table:table-row table:style-name="ro2">
          <table:table-cell table:number-columns-repeated="2"/>
          <table:table-cell table:formula="of:=[.C194]+d_" office:value-type="float" office:value="18.5999999999999" calcext:value-type="float">
            <text:p>18.5999999999999</text:p>
          </table:table-cell>
          <table:table-cell table:formula="of:=a_*ATAN(b_*[.C195])" office:value-type="float" office:value="1.51708459749166" calcext:value-type="float">
            <text:p>1.51708459749166</text:p>
          </table:table-cell>
        </table:table-row>
        <table:table-row table:style-name="ro2">
          <table:table-cell table:number-columns-repeated="2"/>
          <table:table-cell table:formula="of:=[.C195]+d_" office:value-type="float" office:value="18.7999999999999" calcext:value-type="float">
            <text:p>18.7999999999999</text:p>
          </table:table-cell>
          <table:table-cell table:formula="of:=a_*ATAN(b_*[.C196])" office:value-type="float" office:value="1.51765491794996" calcext:value-type="float">
            <text:p>1.51765491794996</text:p>
          </table:table-cell>
        </table:table-row>
        <table:table-row table:style-name="ro2">
          <table:table-cell table:number-columns-repeated="2"/>
          <table:table-cell table:formula="of:=[.C196]+d_" office:value-type="float" office:value="18.9999999999999" calcext:value-type="float">
            <text:p>18.9999999999999</text:p>
          </table:table-cell>
          <table:table-cell table:formula="of:=a_*ATAN(b_*[.C197])" office:value-type="float" office:value="1.51821326518395" calcext:value-type="float">
            <text:p>1.51821326518395</text:p>
          </table:table-cell>
        </table:table-row>
        <table:table-row table:style-name="ro2">
          <table:table-cell table:number-columns-repeated="2"/>
          <table:table-cell table:formula="of:=[.C197]+d_" office:value-type="float" office:value="19.1999999999999" calcext:value-type="float">
            <text:p>19.1999999999999</text:p>
          </table:table-cell>
          <table:table-cell table:formula="of:=a_*ATAN(b_*[.C198])" office:value-type="float" office:value="1.51876001198568" calcext:value-type="float">
            <text:p>1.51876001198568</text:p>
          </table:table-cell>
        </table:table-row>
        <table:table-row table:style-name="ro2">
          <table:table-cell table:number-columns-repeated="2"/>
          <table:table-cell table:formula="of:=[.C198]+d_" office:value-type="float" office:value="19.3999999999999" calcext:value-type="float">
            <text:p>19.3999999999999</text:p>
          </table:table-cell>
          <table:table-cell table:formula="of:=a_*ATAN(b_*[.C199])" office:value-type="float" office:value="1.51929551584367" calcext:value-type="float">
            <text:p>1.51929551584367</text:p>
          </table:table-cell>
        </table:table-row>
        <table:table-row table:style-name="ro2">
          <table:table-cell table:number-columns-repeated="2"/>
          <table:table-cell table:formula="of:=[.C199]+d_" office:value-type="float" office:value="19.5999999999999" calcext:value-type="float">
            <text:p>19.5999999999999</text:p>
          </table:table-cell>
          <table:table-cell table:formula="of:=a_*ATAN(b_*[.C200])" office:value-type="float" office:value="1.51982011971958" calcext:value-type="float">
            <text:p>1.51982011971958</text:p>
          </table:table-cell>
        </table:table-row>
        <table:table-row table:style-name="ro2">
          <table:table-cell table:number-columns-repeated="2"/>
          <table:table-cell table:formula="of:=[.C200]+d_" office:value-type="float" office:value="19.7999999999999" calcext:value-type="float">
            <text:p>19.7999999999999</text:p>
          </table:table-cell>
          <table:table-cell table:formula="of:=a_*ATAN(b_*[.C201])" office:value-type="float" office:value="1.52033415277804" calcext:value-type="float">
            <text:p>1.52033415277804</text:p>
          </table:table-cell>
        </table:table-row>
      </table:table>
      <table:named-expressions>
        <table:named-range table:name="a_" table:base-cell-address="$Sheet1.$A$1" table:cell-range-address="$Sheet1.$B$2"/>
        <table:named-range table:name="b_" table:base-cell-address="$Sheet1.$A$2" table:cell-range-address="$Sheet1.$B$3"/>
        <table:named-range table:name="c_" table:base-cell-address="$Sheet1.$A$3" table:cell-range-address="$Sheet1.$B$4"/>
        <table:named-range table:name="d_" table:base-cell-address="$Sheet1.$A$4" table:cell-range-address="$Sheet1.$B$5"/>
        <table:named-range table:name="e_" table:base-cell-address="$Sheet1.$A$5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17:16:40.1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3:03:10.116889856</meta:creation-date>
    <dc:date>2017-07-09T17:17:02.936000000</dc:date>
    <meta:editing-duration>PT2H29M23S</meta:editing-duration>
    <meta:editing-cycles>14</meta:editing-cycles>
    <meta:generator>LibreOffice/5.3.4.2$Windows_X86_64 LibreOffice_project/f82d347ccc0be322489bf7da61d7e4ad13fe2ff3</meta:generator>
    <meta:document-statistic meta:table-count="1" meta:cell-count="4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87cm" svg:height="19.98cm" xlink:href=".." xlink:type="simple" chart:class="chart:scatter" chart:style-name="ch1">
        <chart:plot-area chart:style-name="ch2" table:cell-range-address="Sheet1.C1:Sheet1.D201" svg:x="0.377cm" svg:y="0.399cm" svg:width="18.116cm" svg:height="19.182cm">
          <chartooo:coordinate-region svg:x="0.615cm" svg:y="0.572cm" svg:width="17.535cm" svg:height="18.83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01" chart:class="chart:scatter">
            <chart:domain table:cell-range-address="Sheet1.C1:Sheet1.C201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1:Sheet1.C201</svg:desc>
                </draw:g>
              </table:table-cell>
              <table:table-cell office:value-type="float" office:value="NaN">
                <text:p>NaN</text:p>
                <draw:g>
                  <svg:desc>Sheet1.D1:Sheet1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">
                <text:p>-20</text:p>
              </table:table-cell>
              <table:table-cell office:value-type="float" office:value="-1.52083793107295">
                <text:p>-1.5208379310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8">
                <text:p>-19.8</text:p>
              </table:table-cell>
              <table:table-cell office:value-type="float" office:value="-1.52033415277804">
                <text:p>-1.5203341527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6">
                <text:p>-19.6</text:p>
              </table:table-cell>
              <table:table-cell office:value-type="float" office:value="-1.51982011971958">
                <text:p>-1.51982011971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.4">
                <text:p>-19.4</text:p>
              </table:table-cell>
              <table:table-cell office:value-type="float" office:value="-1.51929551584367">
                <text:p>-1.51929551584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2">
                <text:p>-19.2</text:p>
              </table:table-cell>
              <table:table-cell office:value-type="float" office:value="-1.51876001198568">
                <text:p>-1.51876001198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">
                <text:p>-19</text:p>
              </table:table-cell>
              <table:table-cell office:value-type="float" office:value="-1.51821326518395">
                <text:p>-1.51821326518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.8">
                <text:p>-18.8</text:p>
              </table:table-cell>
              <table:table-cell office:value-type="float" office:value="-1.51765491794996">
                <text:p>-1.51765491794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6">
                <text:p>-18.6</text:p>
              </table:table-cell>
              <table:table-cell office:value-type="float" office:value="-1.51708459749166">
                <text:p>-1.51708459749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.4">
                <text:p>-18.4</text:p>
              </table:table-cell>
              <table:table-cell office:value-type="float" office:value="-1.51650191488659">
                <text:p>-1.51650191488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.2">
                <text:p>-18.2</text:p>
              </table:table-cell>
              <table:table-cell office:value-type="float" office:value="-1.51590646420074">
                <text:p>-1.51590646420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">
                <text:p>-18</text:p>
              </table:table-cell>
              <table:table-cell office:value-type="float" office:value="-1.51529782154918">
                <text:p>-1.51529782154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7.8">
                <text:p>-17.8</text:p>
              </table:table-cell>
              <table:table-cell office:value-type="float" office:value="-1.51467554409372">
                <text:p>-1.51467554409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7.6">
                <text:p>-17.6</text:p>
              </table:table-cell>
              <table:table-cell office:value-type="float" office:value="-1.5140391689728">
                <text:p>-1.5140391689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7.4">
                <text:p>-17.4</text:p>
              </table:table-cell>
              <table:table-cell office:value-type="float" office:value="-1.5133882121581">
                <text:p>-1.5133882121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.2">
                <text:p>-17.2</text:p>
              </table:table-cell>
              <table:table-cell office:value-type="float" office:value="-1.51272216723194">
                <text:p>-1.51272216723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">
                <text:p>-17</text:p>
              </table:table-cell>
              <table:table-cell office:value-type="float" office:value="-1.51204050407917">
                <text:p>-1.51204050407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.8">
                <text:p>-16.8</text:p>
              </table:table-cell>
              <table:table-cell office:value-type="float" office:value="-1.51134266748624">
                <text:p>-1.51134266748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6">
                <text:p>-16.6</text:p>
              </table:table-cell>
              <table:table-cell office:value-type="float" office:value="-1.51062807563989">
                <text:p>-1.51062807563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.4">
                <text:p>-16.4</text:p>
              </table:table-cell>
              <table:table-cell office:value-type="float" office:value="-1.50989611851691">
                <text:p>-1.509896118516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.2">
                <text:p>-16.2</text:p>
              </table:table-cell>
              <table:table-cell office:value-type="float" office:value="-1.50914615615564">
                <text:p>-1.50914615615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">
                <text:p>-16</text:p>
              </table:table-cell>
              <table:table-cell office:value-type="float" office:value="-1.50837751679894">
                <text:p>-1.508377516798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.8">
                <text:p>-15.8</text:p>
              </table:table-cell>
              <table:table-cell office:value-type="float" office:value="-1.50758949489744">
                <text:p>-1.50758949489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.6">
                <text:p>-15.6</text:p>
              </table:table-cell>
              <table:table-cell office:value-type="float" office:value="-1.50678134896055">
                <text:p>-1.50678134896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.4">
                <text:p>-15.4</text:p>
              </table:table-cell>
              <table:table-cell office:value-type="float" office:value="-1.50595229924169">
                <text:p>-1.50595229924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.2">
                <text:p>-15.2</text:p>
              </table:table-cell>
              <table:table-cell office:value-type="float" office:value="-1.50510152524243">
                <text:p>-1.50510152524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">
                <text:p>-15</text:p>
              </table:table-cell>
              <table:table-cell office:value-type="float" office:value="-1.50422816301907">
                <text:p>-1.50422816301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4.8">
                <text:p>-14.8</text:p>
              </table:table-cell>
              <table:table-cell office:value-type="float" office:value="-1.50333130227299">
                <text:p>-1.50333130227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.6">
                <text:p>-14.6</text:p>
              </table:table-cell>
              <table:table-cell office:value-type="float" office:value="-1.50240998320439">
                <text:p>-1.50240998320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.4">
                <text:p>-14.4</text:p>
              </table:table-cell>
              <table:table-cell office:value-type="float" office:value="-1.50146319310669">
                <text:p>-1.50146319310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4.2">
                <text:p>-14.2</text:p>
              </table:table-cell>
              <table:table-cell office:value-type="float" office:value="-1.50048986267627">
                <text:p>-1.50048986267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">
                <text:p>-14</text:p>
              </table:table-cell>
              <table:table-cell office:value-type="float" office:value="-1.49948886200961">
                <text:p>-1.49948886200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3.8">
                <text:p>-13.8</text:p>
              </table:table-cell>
              <table:table-cell office:value-type="float" office:value="-1.4984589962563">
                <text:p>-1.4984589962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.6">
                <text:p>-13.6</text:p>
              </table:table-cell>
              <table:table-cell office:value-type="float" office:value="-1.49739900089329">
                <text:p>-1.49739900089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3.4">
                <text:p>-13.4</text:p>
              </table:table-cell>
              <table:table-cell office:value-type="float" office:value="-1.49630753658102">
                <text:p>-1.49630753658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3.2">
                <text:p>-13.2</text:p>
              </table:table-cell>
              <table:table-cell office:value-type="float" office:value="-1.49518318355807">
                <text:p>-1.495183183558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3">
                <text:p>-13</text:p>
              </table:table-cell>
              <table:table-cell office:value-type="float" office:value="-1.49402443552512">
                <text:p>-1.49402443552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2.8">
                <text:p>-12.8</text:p>
              </table:table-cell>
              <table:table-cell office:value-type="float" office:value="-1.49282969296335">
                <text:p>-1.49282969296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.6">
                <text:p>-12.6</text:p>
              </table:table-cell>
              <table:table-cell office:value-type="float" office:value="-1.49159725582545">
                <text:p>-1.49159725582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2.4">
                <text:p>-12.4</text:p>
              </table:table-cell>
              <table:table-cell office:value-type="float" office:value="-1.49032531552944">
                <text:p>-1.490325315529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2.2">
                <text:p>-12.2</text:p>
              </table:table-cell>
              <table:table-cell office:value-type="float" office:value="-1.4890119461769">
                <text:p>-1.4890119461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2">
                <text:p>-12</text:p>
              </table:table-cell>
              <table:table-cell office:value-type="float" office:value="-1.48765509490646">
                <text:p>-1.48765509490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1.8">
                <text:p>-11.8</text:p>
              </table:table-cell>
              <table:table-cell office:value-type="float" office:value="-1.4862525712819">
                <text:p>-1.48625257128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6">
                <text:p>-11.6</text:p>
              </table:table-cell>
              <table:table-cell office:value-type="float" office:value="-1.48480203560066">
                <text:p>-1.484802035600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.4">
                <text:p>-11.4</text:p>
              </table:table-cell>
              <table:table-cell office:value-type="float" office:value="-1.48330098599251">
                <text:p>-1.48330098599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.2">
                <text:p>-11.2</text:p>
              </table:table-cell>
              <table:table-cell office:value-type="float" office:value="-1.4817467441604">
                <text:p>-1.4817467441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1">
                <text:p>-11</text:p>
              </table:table-cell>
              <table:table-cell office:value-type="float" office:value="-1.48013643959415">
                <text:p>-1.480136439594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.8">
                <text:p>-10.8</text:p>
              </table:table-cell>
              <table:table-cell office:value-type="float" office:value="-1.4784669920633">
                <text:p>-1.47846699206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.6">
                <text:p>-10.6</text:p>
              </table:table-cell>
              <table:table-cell office:value-type="float" office:value="-1.47673509216691">
                <text:p>-1.47673509216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.4">
                <text:p>-10.4</text:p>
              </table:table-cell>
              <table:table-cell office:value-type="float" office:value="-1.47493717968488">
                <text:p>-1.47493717968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.2">
                <text:p>-10.2</text:p>
              </table:table-cell>
              <table:table-cell office:value-type="float" office:value="-1.47306941943618">
                <text:p>-1.473069419436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">
                <text:p>-10</text:p>
              </table:table-cell>
              <table:table-cell office:value-type="float" office:value="-1.47112767430374">
                <text:p>-1.471127674303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.80000000000004">
                <text:p>-9.80000000000004</text:p>
              </table:table-cell>
              <table:table-cell office:value-type="float" office:value="-1.46910747503182">
                <text:p>-1.469107475031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60000000000004">
                <text:p>-9.60000000000004</text:p>
              </table:table-cell>
              <table:table-cell office:value-type="float" office:value="-1.46700398633785">
                <text:p>-1.46700398633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40000000000004">
                <text:p>-9.40000000000004</text:p>
              </table:table-cell>
              <table:table-cell office:value-type="float" office:value="-1.4648119688053">
                <text:p>-1.4648119688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20000000000004">
                <text:p>-9.20000000000004</text:p>
              </table:table-cell>
              <table:table-cell office:value-type="float" office:value="-1.46252573593444">
                <text:p>-1.46252573593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.00000000000004">
                <text:p>-9.00000000000004</text:p>
              </table:table-cell>
              <table:table-cell office:value-type="float" office:value="-1.460139105621">
                <text:p>-1.460139105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.80000000000004">
                <text:p>-8.80000000000004</text:p>
              </table:table-cell>
              <table:table-cell office:value-type="float" office:value="-1.45764534520441">
                <text:p>-1.45764534520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.60000000000004">
                <text:p>-8.60000000000004</text:p>
              </table:table-cell>
              <table:table-cell office:value-type="float" office:value="-1.45503710907409">
                <text:p>-1.455037109074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.40000000000004">
                <text:p>-8.40000000000004</text:p>
              </table:table-cell>
              <table:table-cell office:value-type="float" office:value="-1.45230636763676">
                <text:p>-1.452306367636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.20000000000004">
                <text:p>-8.20000000000004</text:p>
              </table:table-cell>
              <table:table-cell office:value-type="float" office:value="-1.44944432622413">
                <text:p>-1.44944432622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.00000000000004">
                <text:p>-8.00000000000004</text:p>
              </table:table-cell>
              <table:table-cell office:value-type="float" office:value="-1.44644133224814">
                <text:p>-1.44644133224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.80000000000004">
                <text:p>-7.80000000000004</text:p>
              </table:table-cell>
              <table:table-cell office:value-type="float" office:value="-1.44328676857966">
                <text:p>-1.443286768579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.60000000000004">
                <text:p>-7.60000000000004</text:p>
              </table:table-cell>
              <table:table-cell office:value-type="float" office:value="-1.43996893072084">
                <text:p>-1.439968930720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.40000000000004">
                <text:p>-7.40000000000004</text:p>
              </table:table-cell>
              <table:table-cell office:value-type="float" office:value="-1.43647488484193">
                <text:p>-1.43647488484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.20000000000004">
                <text:p>-7.20000000000004</text:p>
              </table:table-cell>
              <table:table-cell office:value-type="float" office:value="-1.43279030313738">
                <text:p>-1.43279030313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00000000000004">
                <text:p>-7.00000000000004</text:p>
              </table:table-cell>
              <table:table-cell office:value-type="float" office:value="-1.42889927219073">
                <text:p>-1.42889927219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80000000000004">
                <text:p>-6.80000000000004</text:p>
              </table:table-cell>
              <table:table-cell office:value-type="float" office:value="-1.42478406908362">
                <text:p>-1.42478406908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60000000000004">
                <text:p>-6.60000000000004</text:p>
              </table:table-cell>
              <table:table-cell office:value-type="float" office:value="-1.42042489878776">
                <text:p>-1.42042489878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.40000000000004">
                <text:p>-6.40000000000004</text:p>
              </table:table-cell>
              <table:table-cell office:value-type="float" office:value="-1.41579958487096">
                <text:p>-1.41579958487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20000000000004">
                <text:p>-6.20000000000004</text:p>
              </table:table-cell>
              <table:table-cell office:value-type="float" office:value="-1.41088320363668">
                <text:p>-1.410883203636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.00000000000004">
                <text:p>-6.00000000000004</text:p>
              </table:table-cell>
              <table:table-cell office:value-type="float" office:value="-1.40564764938027">
                <text:p>-1.40564764938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80000000000004">
                <text:p>-5.80000000000004</text:p>
              </table:table-cell>
              <table:table-cell office:value-type="float" office:value="-1.40006111531962">
                <text:p>-1.400061115319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60000000000004">
                <text:p>-5.60000000000004</text:p>
              </table:table-cell>
              <table:table-cell office:value-type="float" office:value="-1.39408747072486">
                <text:p>-1.394087470724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40000000000004">
                <text:p>-5.40000000000004</text:p>
              </table:table-cell>
              <table:table-cell office:value-type="float" office:value="-1.38768550953241">
                <text:p>-1.38768550953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20000000000004">
                <text:p>-5.20000000000004</text:p>
              </table:table-cell>
              <table:table-cell office:value-type="float" office:value="-1.38080803887618">
                <text:p>-1.380808038876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00000000000004">
                <text:p>-5.00000000000004</text:p>
              </table:table-cell>
              <table:table-cell office:value-type="float" office:value="-1.37340076694502">
                <text:p>-1.373400766945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.80000000000004">
                <text:p>-4.80000000000004</text:p>
              </table:table-cell>
              <table:table-cell office:value-type="float" office:value="-1.36540093760513">
                <text:p>-1.365400937605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.60000000000004">
                <text:p>-4.60000000000004</text:p>
              </table:table-cell>
              <table:table-cell office:value-type="float" office:value="-1.35673564323108">
                <text:p>-1.356735643231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40000000000004">
                <text:p>-4.40000000000004</text:p>
              </table:table-cell>
              <table:table-cell office:value-type="float" office:value="-1.34731972565427">
                <text:p>-1.347319725654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20000000000004">
                <text:p>-4.20000000000004</text:p>
              </table:table-cell>
              <table:table-cell office:value-type="float" office:value="-1.337053145926">
                <text:p>-1.3370531459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00000000000004">
                <text:p>-4.00000000000004</text:p>
              </table:table-cell>
              <table:table-cell office:value-type="float" office:value="-1.32581766366803">
                <text:p>-1.32581766366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.80000000000004">
                <text:p>-3.80000000000004</text:p>
              </table:table-cell>
              <table:table-cell office:value-type="float" office:value="-1.31347261182381">
                <text:p>-1.313472611823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60000000000004">
                <text:p>-3.60000000000004</text:p>
              </table:table-cell>
              <table:table-cell office:value-type="float" office:value="-1.29984947645648">
                <text:p>-1.299849476456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40000000000004">
                <text:p>-3.40000000000004</text:p>
              </table:table-cell>
              <table:table-cell office:value-type="float" office:value="-1.28474488507758">
                <text:p>-1.284744885077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20000000000004">
                <text:p>-3.20000000000004</text:p>
              </table:table-cell>
              <table:table-cell office:value-type="float" office:value="-1.26791145841993">
                <text:p>-1.26791145841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00000000000004">
                <text:p>-3.00000000000004</text:p>
              </table:table-cell>
              <table:table-cell office:value-type="float" office:value="-1.24904577239826">
                <text:p>-1.24904577239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80000000000004">
                <text:p>-2.80000000000004</text:p>
              </table:table-cell>
              <table:table-cell office:value-type="float" office:value="-1.2277723863742">
                <text:p>-1.2277723863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60000000000004">
                <text:p>-2.60000000000004</text:p>
              </table:table-cell>
              <table:table-cell office:value-type="float" office:value="-1.20362249297668">
                <text:p>-1.203622492976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40000000000004">
                <text:p>-2.40000000000004</text:p>
              </table:table-cell>
              <table:table-cell office:value-type="float" office:value="-1.17600520709514">
                <text:p>-1.17600520709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.20000000000004">
                <text:p>-2.20000000000004</text:p>
              </table:table-cell>
              <table:table-cell office:value-type="float" office:value="-1.14416883366803">
                <text:p>-1.144168833668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00000000000004">
                <text:p>-2.00000000000004</text:p>
              </table:table-cell>
              <table:table-cell office:value-type="float" office:value="-1.1071487177941">
                <text:p>-1.10714871779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80000000000004">
                <text:p>-1.80000000000004</text:p>
              </table:table-cell>
              <table:table-cell office:value-type="float" office:value="-1.06369782240257">
                <text:p>-1.06369782240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60000000000004">
                <text:p>-1.60000000000004</text:p>
              </table:table-cell>
              <table:table-cell office:value-type="float" office:value="-1.01219701145134">
                <text:p>-1.01219701145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40000000000004">
                <text:p>-1.40000000000004</text:p>
              </table:table-cell>
              <table:table-cell office:value-type="float" office:value="-0.950546840812088">
                <text:p>-0.950546840812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000000000004">
                <text:p>-1.20000000000004</text:p>
              </table:table-cell>
              <table:table-cell office:value-type="float" office:value="-0.876058050598209">
                <text:p>-0.876058050598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00000000000004">
                <text:p>-1.00000000000004</text:p>
              </table:table-cell>
              <table:table-cell office:value-type="float" office:value="-0.785398163397467">
                <text:p>-0.7853981633974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800000000000038">
                <text:p>-0.800000000000038</text:p>
              </table:table-cell>
              <table:table-cell office:value-type="float" office:value="-0.674740942223576">
                <text:p>-0.674740942223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00000000000038">
                <text:p>-0.600000000000038</text:p>
              </table:table-cell>
              <table:table-cell office:value-type="float" office:value="-0.540419500270612">
                <text:p>-0.5404195002706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00000000000038">
                <text:p>-0.400000000000038</text:p>
              </table:table-cell>
              <table:table-cell office:value-type="float" office:value="-0.380506377112397">
                <text:p>-0.3805063771123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00000000000038">
                <text:p>-0.200000000000038</text:p>
              </table:table-cell>
              <table:table-cell office:value-type="float" office:value="-0.197395559849917">
                <text:p>-0.1973955598499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0000000000375810493835615">
                <text:p>-0.0000000000000375810493835615</text:p>
              </table:table-cell>
              <table:table-cell office:value-type="float" office:value="-0.0000000000000375810493835615">
                <text:p>-0.00000000000003758104938356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9999999999962">
                <text:p>0.199999999999962</text:p>
              </table:table-cell>
              <table:table-cell office:value-type="float" office:value="0.197395559849845">
                <text:p>0.1973955598498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99999999999962">
                <text:p>0.399999999999962</text:p>
              </table:table-cell>
              <table:table-cell office:value-type="float" office:value="0.380506377112332">
                <text:p>0.380506377112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99999999999962">
                <text:p>0.599999999999962</text:p>
              </table:table-cell>
              <table:table-cell office:value-type="float" office:value="0.540419500270557">
                <text:p>0.5404195002705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9999999999963">
                <text:p>0.799999999999963</text:p>
              </table:table-cell>
              <table:table-cell office:value-type="float" office:value="0.67474094222353">
                <text:p>0.674740942223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9999999999962">
                <text:p>0.999999999999962</text:p>
              </table:table-cell>
              <table:table-cell office:value-type="float" office:value="0.785398163397429">
                <text:p>0.7853981633974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0.876058050598178">
                <text:p>0.876058050598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0.950546840812062">
                <text:p>0.950546840812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1.01219701145132">
                <text:p>1.01219701145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1.06369782240255">
                <text:p>1.063697822402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1.10714871779408">
                <text:p>1.10714871779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1.14416883366801">
                <text:p>1.144168833668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1.17600520709513">
                <text:p>1.176005207095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1.20362249297667">
                <text:p>1.20362249297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9999999999996">
                <text:p>2.79999999999996</text:p>
              </table:table-cell>
              <table:table-cell office:value-type="float" office:value="1.22777238637419">
                <text:p>1.227772386374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99999999999996">
                <text:p>2.99999999999996</text:p>
              </table:table-cell>
              <table:table-cell office:value-type="float" office:value="1.24904577239825">
                <text:p>1.249045772398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9999999999996">
                <text:p>3.19999999999996</text:p>
              </table:table-cell>
              <table:table-cell office:value-type="float" office:value="1.26791145841992">
                <text:p>1.267911458419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9999999999996">
                <text:p>3.39999999999996</text:p>
              </table:table-cell>
              <table:table-cell office:value-type="float" office:value="1.28474488507758">
                <text:p>1.284744885077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59999999999996">
                <text:p>3.59999999999996</text:p>
              </table:table-cell>
              <table:table-cell office:value-type="float" office:value="1.29984947645647">
                <text:p>1.299849476456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1.31347261182381">
                <text:p>1.313472611823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1.32581766366803">
                <text:p>1.325817663668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9999999999996">
                <text:p>4.19999999999996</text:p>
              </table:table-cell>
              <table:table-cell office:value-type="float" office:value="1.33705314592599">
                <text:p>1.337053145925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39999999999996">
                <text:p>4.39999999999996</text:p>
              </table:table-cell>
              <table:table-cell office:value-type="float" office:value="1.34731972565426">
                <text:p>1.347319725654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59999999999996">
                <text:p>4.59999999999996</text:p>
              </table:table-cell>
              <table:table-cell office:value-type="float" office:value="1.35673564323107">
                <text:p>1.35673564323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79999999999996">
                <text:p>4.79999999999996</text:p>
              </table:table-cell>
              <table:table-cell office:value-type="float" office:value="1.36540093760513">
                <text:p>1.365400937605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9999999999996">
                <text:p>4.99999999999996</text:p>
              </table:table-cell>
              <table:table-cell office:value-type="float" office:value="1.37340076694501">
                <text:p>1.373400766945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9999999999996">
                <text:p>5.19999999999996</text:p>
              </table:table-cell>
              <table:table-cell office:value-type="float" office:value="1.38080803887618">
                <text:p>1.380808038876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39999999999997">
                <text:p>5.39999999999997</text:p>
              </table:table-cell>
              <table:table-cell office:value-type="float" office:value="1.38768550953241">
                <text:p>1.387685509532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59999999999997">
                <text:p>5.59999999999997</text:p>
              </table:table-cell>
              <table:table-cell office:value-type="float" office:value="1.39408747072486">
                <text:p>1.394087470724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79999999999997">
                <text:p>5.79999999999997</text:p>
              </table:table-cell>
              <table:table-cell office:value-type="float" office:value="1.40006111531961">
                <text:p>1.400061115319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9999999999997">
                <text:p>5.99999999999997</text:p>
              </table:table-cell>
              <table:table-cell office:value-type="float" office:value="1.40564764938027">
                <text:p>1.405647649380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19999999999997">
                <text:p>6.19999999999997</text:p>
              </table:table-cell>
              <table:table-cell office:value-type="float" office:value="1.41088320363668">
                <text:p>1.410883203636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39999999999997">
                <text:p>6.39999999999997</text:p>
              </table:table-cell>
              <table:table-cell office:value-type="float" office:value="1.41579958487095">
                <text:p>1.415799584870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59999999999997">
                <text:p>6.59999999999997</text:p>
              </table:table-cell>
              <table:table-cell office:value-type="float" office:value="1.42042489878776">
                <text:p>1.420424898787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9999999999997">
                <text:p>6.79999999999997</text:p>
              </table:table-cell>
              <table:table-cell office:value-type="float" office:value="1.42478406908362">
                <text:p>1.424784069083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99999999999997">
                <text:p>6.99999999999997</text:p>
              </table:table-cell>
              <table:table-cell office:value-type="float" office:value="1.42889927219073">
                <text:p>1.428899272190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9999999999997">
                <text:p>7.19999999999997</text:p>
              </table:table-cell>
              <table:table-cell office:value-type="float" office:value="1.43279030313738">
                <text:p>1.43279030313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39999999999997">
                <text:p>7.39999999999997</text:p>
              </table:table-cell>
              <table:table-cell office:value-type="float" office:value="1.43647488484193">
                <text:p>1.436474884841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9999999999997">
                <text:p>7.59999999999997</text:p>
              </table:table-cell>
              <table:table-cell office:value-type="float" office:value="1.43996893072084">
                <text:p>1.43996893072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79999999999997">
                <text:p>7.79999999999997</text:p>
              </table:table-cell>
              <table:table-cell office:value-type="float" office:value="1.44328676857966">
                <text:p>1.44328676857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99999999999997">
                <text:p>7.99999999999997</text:p>
              </table:table-cell>
              <table:table-cell office:value-type="float" office:value="1.44644133224813">
                <text:p>1.446441332248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9999999999997">
                <text:p>8.19999999999997</text:p>
              </table:table-cell>
              <table:table-cell office:value-type="float" office:value="1.44944432622413">
                <text:p>1.44944432622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39999999999997">
                <text:p>8.39999999999997</text:p>
              </table:table-cell>
              <table:table-cell office:value-type="float" office:value="1.45230636763676">
                <text:p>1.452306367636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59999999999997">
                <text:p>8.59999999999997</text:p>
              </table:table-cell>
              <table:table-cell office:value-type="float" office:value="1.45503710907409">
                <text:p>1.455037109074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79999999999997">
                <text:p>8.79999999999997</text:p>
              </table:table-cell>
              <table:table-cell office:value-type="float" office:value="1.45764534520441">
                <text:p>1.457645345204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99999999999996">
                <text:p>8.99999999999996</text:p>
              </table:table-cell>
              <table:table-cell office:value-type="float" office:value="1.460139105621">
                <text:p>1.4601391056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9999999999996">
                <text:p>9.19999999999996</text:p>
              </table:table-cell>
              <table:table-cell office:value-type="float" office:value="1.46252573593444">
                <text:p>1.462525735934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39999999999996">
                <text:p>9.39999999999996</text:p>
              </table:table-cell>
              <table:table-cell office:value-type="float" office:value="1.4648119688053">
                <text:p>1.46481196880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59999999999996">
                <text:p>9.59999999999996</text:p>
              </table:table-cell>
              <table:table-cell office:value-type="float" office:value="1.46700398633785">
                <text:p>1.46700398633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79999999999996">
                <text:p>9.79999999999996</text:p>
              </table:table-cell>
              <table:table-cell office:value-type="float" office:value="1.46910747503182">
                <text:p>1.469107475031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99999999999996">
                <text:p>9.99999999999996</text:p>
              </table:table-cell>
              <table:table-cell office:value-type="float" office:value="1.47112767430373">
                <text:p>1.471127674303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2">
                <text:p>10.2</text:p>
              </table:table-cell>
              <table:table-cell office:value-type="float" office:value="1.47306941943618">
                <text:p>1.473069419436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4">
                <text:p>10.4</text:p>
              </table:table-cell>
              <table:table-cell office:value-type="float" office:value="1.47493717968488">
                <text:p>1.474937179684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6">
                <text:p>10.6</text:p>
              </table:table-cell>
              <table:table-cell office:value-type="float" office:value="1.47673509216691">
                <text:p>1.476735092166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8">
                <text:p>10.8</text:p>
              </table:table-cell>
              <table:table-cell office:value-type="float" office:value="1.4784669920633">
                <text:p>1.47846699206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1.48013643959415">
                <text:p>1.480136439594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2">
                <text:p>11.2</text:p>
              </table:table-cell>
              <table:table-cell office:value-type="float" office:value="1.4817467441604">
                <text:p>1.48174674416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4">
                <text:p>11.4</text:p>
              </table:table-cell>
              <table:table-cell office:value-type="float" office:value="1.48330098599251">
                <text:p>1.483300985992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6">
                <text:p>11.6</text:p>
              </table:table-cell>
              <table:table-cell office:value-type="float" office:value="1.48480203560066">
                <text:p>1.484802035600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8">
                <text:p>11.8</text:p>
              </table:table-cell>
              <table:table-cell office:value-type="float" office:value="1.4862525712819">
                <text:p>1.48625257128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">
                <text:p>12</text:p>
              </table:table-cell>
              <table:table-cell office:value-type="float" office:value="1.48765509490646">
                <text:p>1.487655094906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2">
                <text:p>12.2</text:p>
              </table:table-cell>
              <table:table-cell office:value-type="float" office:value="1.4890119461769">
                <text:p>1.48901194617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4">
                <text:p>12.4</text:p>
              </table:table-cell>
              <table:table-cell office:value-type="float" office:value="1.49032531552944">
                <text:p>1.490325315529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6">
                <text:p>12.6</text:p>
              </table:table-cell>
              <table:table-cell office:value-type="float" office:value="1.49159725582545">
                <text:p>1.491597255825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8">
                <text:p>12.8</text:p>
              </table:table-cell>
              <table:table-cell office:value-type="float" office:value="1.49282969296335">
                <text:p>1.492829692963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1.49402443552512">
                <text:p>1.494024435525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2">
                <text:p>13.2</text:p>
              </table:table-cell>
              <table:table-cell office:value-type="float" office:value="1.49518318355807">
                <text:p>1.495183183558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4">
                <text:p>13.4</text:p>
              </table:table-cell>
              <table:table-cell office:value-type="float" office:value="1.49630753658101">
                <text:p>1.496307536581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5999999999999">
                <text:p>13.5999999999999</text:p>
              </table:table-cell>
              <table:table-cell office:value-type="float" office:value="1.49739900089328">
                <text:p>1.497399000893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7999999999999">
                <text:p>13.7999999999999</text:p>
              </table:table-cell>
              <table:table-cell office:value-type="float" office:value="1.4984589962563">
                <text:p>1.49845899625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9999999999999">
                <text:p>13.9999999999999</text:p>
              </table:table-cell>
              <table:table-cell office:value-type="float" office:value="1.49948886200961">
                <text:p>1.499488862009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1999999999999">
                <text:p>14.1999999999999</text:p>
              </table:table-cell>
              <table:table-cell office:value-type="float" office:value="1.50048986267627">
                <text:p>1.500489862676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3999999999999">
                <text:p>14.3999999999999</text:p>
              </table:table-cell>
              <table:table-cell office:value-type="float" office:value="1.50146319310669">
                <text:p>1.501463193106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5999999999999">
                <text:p>14.5999999999999</text:p>
              </table:table-cell>
              <table:table-cell office:value-type="float" office:value="1.50240998320439">
                <text:p>1.502409983204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7999999999999">
                <text:p>14.7999999999999</text:p>
              </table:table-cell>
              <table:table-cell office:value-type="float" office:value="1.50333130227299">
                <text:p>1.503331302272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9999999999999">
                <text:p>14.9999999999999</text:p>
              </table:table-cell>
              <table:table-cell office:value-type="float" office:value="1.50422816301907">
                <text:p>1.504228163019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.1999999999999">
                <text:p>15.1999999999999</text:p>
              </table:table-cell>
              <table:table-cell office:value-type="float" office:value="1.50510152524243">
                <text:p>1.505101525242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3999999999999">
                <text:p>15.3999999999999</text:p>
              </table:table-cell>
              <table:table-cell office:value-type="float" office:value="1.50595229924169">
                <text:p>1.505952299241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5999999999999">
                <text:p>15.5999999999999</text:p>
              </table:table-cell>
              <table:table-cell office:value-type="float" office:value="1.50678134896055">
                <text:p>1.50678134896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.7999999999999">
                <text:p>15.7999999999999</text:p>
              </table:table-cell>
              <table:table-cell office:value-type="float" office:value="1.50758949489744">
                <text:p>1.507589494897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9999999999999">
                <text:p>15.9999999999999</text:p>
              </table:table-cell>
              <table:table-cell office:value-type="float" office:value="1.50837751679894">
                <text:p>1.508377516798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1999999999999">
                <text:p>16.1999999999999</text:p>
              </table:table-cell>
              <table:table-cell office:value-type="float" office:value="1.50914615615564">
                <text:p>1.509146156155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3999999999999">
                <text:p>16.3999999999999</text:p>
              </table:table-cell>
              <table:table-cell office:value-type="float" office:value="1.50989611851691">
                <text:p>1.509896118516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5999999999999">
                <text:p>16.5999999999999</text:p>
              </table:table-cell>
              <table:table-cell office:value-type="float" office:value="1.51062807563989">
                <text:p>1.510628075639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7999999999999">
                <text:p>16.7999999999999</text:p>
              </table:table-cell>
              <table:table-cell office:value-type="float" office:value="1.51134266748624">
                <text:p>1.511342667486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.9999999999999">
                <text:p>16.9999999999999</text:p>
              </table:table-cell>
              <table:table-cell office:value-type="float" office:value="1.51204050407917">
                <text:p>1.512040504079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1999999999999">
                <text:p>17.1999999999999</text:p>
              </table:table-cell>
              <table:table-cell office:value-type="float" office:value="1.51272216723194">
                <text:p>1.512722167231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3999999999999">
                <text:p>17.3999999999999</text:p>
              </table:table-cell>
              <table:table-cell office:value-type="float" office:value="1.5133882121581">
                <text:p>1.51338821215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5999999999999">
                <text:p>17.5999999999999</text:p>
              </table:table-cell>
              <table:table-cell office:value-type="float" office:value="1.5140391689728">
                <text:p>1.51403916897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7999999999999">
                <text:p>17.7999999999999</text:p>
              </table:table-cell>
              <table:table-cell office:value-type="float" office:value="1.51467554409372">
                <text:p>1.514675544093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9999999999999">
                <text:p>17.9999999999999</text:p>
              </table:table-cell>
              <table:table-cell office:value-type="float" office:value="1.51529782154918">
                <text:p>1.515297821549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1999999999999">
                <text:p>18.1999999999999</text:p>
              </table:table-cell>
              <table:table-cell office:value-type="float" office:value="1.51590646420074">
                <text:p>1.515906464200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3999999999999">
                <text:p>18.3999999999999</text:p>
              </table:table-cell>
              <table:table-cell office:value-type="float" office:value="1.51650191488659">
                <text:p>1.516501914886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5999999999999">
                <text:p>18.5999999999999</text:p>
              </table:table-cell>
              <table:table-cell office:value-type="float" office:value="1.51708459749166">
                <text:p>1.517084597491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7999999999999">
                <text:p>18.7999999999999</text:p>
              </table:table-cell>
              <table:table-cell office:value-type="float" office:value="1.51765491794996">
                <text:p>1.517654917949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9999999999999">
                <text:p>18.9999999999999</text:p>
              </table:table-cell>
              <table:table-cell office:value-type="float" office:value="1.51821326518395">
                <text:p>1.518213265183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1999999999999">
                <text:p>19.1999999999999</text:p>
              </table:table-cell>
              <table:table-cell office:value-type="float" office:value="1.51876001198568">
                <text:p>1.518760011985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3999999999999">
                <text:p>19.3999999999999</text:p>
              </table:table-cell>
              <table:table-cell office:value-type="float" office:value="1.51929551584367">
                <text:p>1.519295515843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5999999999999">
                <text:p>19.5999999999999</text:p>
              </table:table-cell>
              <table:table-cell office:value-type="float" office:value="1.51982011971958">
                <text:p>1.519820119719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7999999999999">
                <text:p>19.7999999999999</text:p>
              </table:table-cell>
              <table:table-cell office:value-type="float" office:value="1.52033415277804">
                <text:p>1.52033415277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87cm" svg:height="31.51cm" xlink:href=".." xlink:type="simple" chart:class="chart:scatter" chart:style-name="ch1">
        <chart:legend chart:legend-position="end" svg:x="16.018cm" svg:y="15.482cm" style:legend-expansion="high" chart:style-name="ch2"/>
        <chart:plot-area chart:style-name="ch3" table:cell-range-address="Sheet1.C2:Sheet1.D20" svg:x="0.377cm" svg:y="0.63cm" svg:width="15.264cm" svg:height="30.25cm">
          <chartooo:coordinate-region svg:x="0.761cm" svg:y="0.803cm" svg:width="14.64cm" svg:height="29.9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0" chart:class="chart:scatter">
            <chart:domain table:cell-range-address="Sheet1.C2:Sheet1.C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C2:Sheet1.C20</svg:desc>
                </draw:g>
              </table:table-cell>
              <table:table-cell office:value-type="float" office:value="-1.52083793107295">
                <text:p>-1.5208379310729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8">
                <text:p>-19.8</text:p>
              </table:table-cell>
              <table:table-cell office:value-type="float" office:value="-1.52033415277804">
                <text:p>-1.52033415277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6">
                <text:p>-19.6</text:p>
              </table:table-cell>
              <table:table-cell office:value-type="float" office:value="-1.51982011971958">
                <text:p>-1.51982011971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4">
                <text:p>-19.4</text:p>
              </table:table-cell>
              <table:table-cell office:value-type="float" office:value="-1.51929551584367">
                <text:p>-1.51929551584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.2">
                <text:p>-19.2</text:p>
              </table:table-cell>
              <table:table-cell office:value-type="float" office:value="-1.51876001198568">
                <text:p>-1.51876001198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">
                <text:p>-19</text:p>
              </table:table-cell>
              <table:table-cell office:value-type="float" office:value="-1.51821326518395">
                <text:p>-1.51821326518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8.8">
                <text:p>-18.8</text:p>
              </table:table-cell>
              <table:table-cell office:value-type="float" office:value="-1.51765491794996">
                <text:p>-1.51765491794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.6">
                <text:p>-18.6</text:p>
              </table:table-cell>
              <table:table-cell office:value-type="float" office:value="-1.51708459749166">
                <text:p>-1.51708459749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4">
                <text:p>-18.4</text:p>
              </table:table-cell>
              <table:table-cell office:value-type="float" office:value="-1.51650191488659">
                <text:p>-1.51650191488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.2">
                <text:p>-18.2</text:p>
              </table:table-cell>
              <table:table-cell office:value-type="float" office:value="-1.51590646420074">
                <text:p>-1.51590646420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">
                <text:p>-18</text:p>
              </table:table-cell>
              <table:table-cell office:value-type="float" office:value="-1.51529782154918">
                <text:p>-1.51529782154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7.8">
                <text:p>-17.8</text:p>
              </table:table-cell>
              <table:table-cell office:value-type="float" office:value="-1.51467554409372">
                <text:p>-1.51467554409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7.6">
                <text:p>-17.6</text:p>
              </table:table-cell>
              <table:table-cell office:value-type="float" office:value="-1.5140391689728">
                <text:p>-1.5140391689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7.4">
                <text:p>-17.4</text:p>
              </table:table-cell>
              <table:table-cell office:value-type="float" office:value="-1.5133882121581">
                <text:p>-1.5133882121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7.2">
                <text:p>-17.2</text:p>
              </table:table-cell>
              <table:table-cell office:value-type="float" office:value="-1.51272216723194">
                <text:p>-1.51272216723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">
                <text:p>-17</text:p>
              </table:table-cell>
              <table:table-cell office:value-type="float" office:value="-1.51204050407917">
                <text:p>-1.51204050407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.8">
                <text:p>-16.8</text:p>
              </table:table-cell>
              <table:table-cell office:value-type="float" office:value="-1.51134266748624">
                <text:p>-1.51134266748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.6">
                <text:p>-16.6</text:p>
              </table:table-cell>
              <table:table-cell office:value-type="float" office:value="-1.51062807563989">
                <text:p>-1.510628075639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4">
                <text:p>-16.4</text:p>
              </table:table-cell>
              <table:table-cell office:value-type="float" office:value="-1.50989611851691">
                <text:p>-1.50989611851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